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F0000004B2D9E29F60F0E55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Arial1" svg:font-family="Arial"/>
    <style:font-face style:name="Calibri2" svg:font-family="Calibri"/>
    <style:font-face style:name="Courier New1" svg:font-family="'Courier New'"/>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a1" style:family="table">
      <style:table-properties style:width="14.841cm" fo:margin-left="0cm" fo:margin-top="0cm" fo:margin-bottom="0cm" table:align="left" style:writing-mode="lr-tb"/>
    </style:style>
    <style:style style:name="Tabla1.A" style:family="table-column">
      <style:table-column-properties style:column-width="14.841cm"/>
    </style:style>
    <style:style style:name="Tabla1.1" style:family="table-row">
      <style:table-row-properties fo:keep-together="auto"/>
    </style:style>
    <style:style style:name="Tabla1.A1" style:family="table-cell">
      <style:table-cell-properties style:border-line-width="0.026cm 0.026cm 0.106cm" fo:padding-left="0.199cm" fo:padding-right="0.191cm" fo:padding-top="0cm" fo:padding-bottom="0cm" fo:border="4.5pt double #17365d"/>
    </style:style>
    <style:style style:name="Tabla2" style:family="table">
      <style:table-properties style:width="14.947cm" fo:margin-left="0cm" fo:margin-top="0cm" fo:margin-bottom="0cm" table:align="left" style:writing-mode="lr-tb"/>
    </style:style>
    <style:style style:name="Tabla2.A" style:family="table-column">
      <style:table-column-properties style:column-width="14.947cm"/>
    </style:style>
    <style:style style:name="Tabla2.1" style:family="table-row">
      <style:table-row-properties style:min-row-height="0.543cm" fo:keep-together="auto"/>
    </style:style>
    <style:style style:name="Tabla2.A1" style:family="table-cell">
      <style:table-cell-properties style:vertical-align="middle" fo:padding-left="0.164cm" fo:padding-right="0.191cm" fo:padding-top="0cm" fo:padding-bottom="0cm" fo:border="1.5pt solid #17365d"/>
    </style:style>
    <style:style style:name="Tabla3" style:family="table">
      <style:table-properties style:width="15.693cm" fo:margin-left="0cm" fo:margin-top="0cm" fo:margin-bottom="0cm" table:align="left" style:writing-mode="lr-tb"/>
    </style:style>
    <style:style style:name="Tabla3.A" style:family="table-column">
      <style:table-column-properties style:column-width="4.992cm"/>
    </style:style>
    <style:style style:name="Tabla3.B" style:family="table-column">
      <style:table-column-properties style:column-width="10.702cm"/>
    </style:style>
    <style:style style:name="Tabla3.1" style:family="table-row">
      <style:table-row-properties fo:keep-together="auto"/>
    </style:style>
    <style:style style:name="Tabla3.A1" style:family="table-cell">
      <style:table-cell-properties style:vertical-align="middle" fo:padding-left="0.199cm" fo:padding-right="0.191cm" fo:padding-top="0cm" fo:padding-bottom="0cm" fo:border="0.5pt solid #17365d"/>
    </style:style>
    <style:style style:name="Tabla4" style:family="table">
      <style:table-properties style:width="15.753cm" fo:margin-left="-0.009cm" fo:margin-top="0cm" fo:margin-bottom="0cm" table:align="left" style:writing-mode="lr-tb"/>
    </style:style>
    <style:style style:name="Tabla4.A" style:family="table-column">
      <style:table-column-properties style:column-width="9.253cm"/>
    </style:style>
    <style:style style:name="Tabla4.B" style:family="table-column">
      <style:table-column-properties style:column-width="6.5cm"/>
    </style:style>
    <style:style style:name="Tabla4.1" style:family="table-row">
      <style:table-row-properties style:min-row-height="0.473cm" fo:keep-together="auto"/>
    </style:style>
    <style:style style:name="Tabla4.A1" style:family="table-cell">
      <style:table-cell-properties style:vertical-align="middle" fo:padding-left="0.199cm" fo:padding-right="0.191cm" fo:padding-top="0cm" fo:padding-bottom="0cm" fo:border="0.5pt solid #00000a"/>
    </style:style>
    <style:style style:name="Tabla5" style:family="table">
      <style:table-properties style:width="15.743cm" fo:margin-left="-0.009cm" fo:margin-top="0cm" fo:margin-bottom="0cm" table:align="left" style:writing-mode="lr-tb"/>
    </style:style>
    <style:style style:name="Tabla5.A" style:family="table-column">
      <style:table-column-properties style:column-width="7.87cm"/>
    </style:style>
    <style:style style:name="Tabla5.B" style:family="table-column">
      <style:table-column-properties style:column-width="7.872cm"/>
    </style:style>
    <style:style style:name="Tabla5.1" style:family="table-row">
      <style:table-row-properties style:min-row-height="0.9cm" fo:keep-together="auto"/>
    </style:style>
    <style:style style:name="Tabla5.A1" style:family="table-cell">
      <style:table-cell-properties style:vertical-align="middle" fo:padding-left="0.199cm" fo:padding-right="0.191cm" fo:padding-top="0cm" fo:padding-bottom="0cm" fo:border="0.5pt solid #00000a"/>
    </style:style>
    <style:style style:name="Tabla5.2" style:family="table-row">
      <style:table-row-properties style:min-row-height="0.198cm" fo:keep-together="auto"/>
    </style:style>
    <style:style style:name="Tabla5.A2"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la5.A3" style:family="table-cell">
      <style:table-cell-properties style:vertical-align="middle" fo:padding-left="0.199cm" fo:padding-right="0.191cm" fo:padding-top="0cm" fo:padding-bottom="0cm" fo:border-left="0.5pt solid #00000a" fo:border-right="none" fo:border-top="none" fo:border-bottom="0.5pt solid #00000a"/>
    </style:style>
    <style:style style:name="Tabla5.4" style:family="table-row">
      <style:table-row-properties style:min-row-height="0.397cm" fo:keep-together="auto"/>
    </style:style>
    <style:style style:name="Tabla6" style:family="table">
      <style:table-properties style:width="15.753cm" fo:margin-left="-0.009cm" fo:margin-top="0cm" fo:margin-bottom="0cm" table:align="left" style:writing-mode="lr-tb"/>
    </style:style>
    <style:style style:name="Tabla6.A" style:family="table-column">
      <style:table-column-properties style:column-width="6.248cm"/>
    </style:style>
    <style:style style:name="Tabla6.B" style:family="table-column">
      <style:table-column-properties style:column-width="9.506cm"/>
    </style:style>
    <style:style style:name="Tabla6.1" style:family="table-row">
      <style:table-row-properties style:min-row-height="0.473cm" fo:keep-together="auto"/>
    </style:style>
    <style:style style:name="Tabla6.A1" style:family="table-cell">
      <style:table-cell-properties style:vertical-align="middle" fo:padding-left="0.199cm" fo:padding-right="0.191cm" fo:padding-top="0cm" fo:padding-bottom="0cm" fo:border="0.5pt solid #00000a"/>
    </style:style>
    <style:style style:name="Tabla7" style:family="table">
      <style:table-properties style:width="15.753cm" fo:margin-left="-0.009cm" fo:margin-top="0cm" fo:margin-bottom="0cm" table:align="left" style:writing-mode="lr-tb"/>
    </style:style>
    <style:style style:name="Tabla7.A" style:family="table-column">
      <style:table-column-properties style:column-width="7.5cm"/>
    </style:style>
    <style:style style:name="Tabla7.B" style:family="table-column">
      <style:table-column-properties style:column-width="8.253cm"/>
    </style:style>
    <style:style style:name="Tabla7.1" style:family="table-row">
      <style:table-row-properties style:min-row-height="0.473cm" fo:keep-together="auto"/>
    </style:style>
    <style:style style:name="Tabla7.A1" style:family="table-cell">
      <style:table-cell-properties style:vertical-align="middle" fo:padding-left="0.199cm" fo:padding-right="0.191cm" fo:padding-top="0cm" fo:padding-bottom="0cm" fo:border="0.5pt solid #00000a"/>
    </style:style>
    <style:style style:name="Tabla8" style:family="table">
      <style:table-properties style:width="15.753cm" fo:margin-left="-0.009cm" fo:margin-top="0cm" fo:margin-bottom="0cm" table:align="left" style:writing-mode="lr-tb"/>
    </style:style>
    <style:style style:name="Tabla8.A" style:family="table-column">
      <style:table-column-properties style:column-width="5.75cm"/>
    </style:style>
    <style:style style:name="Tabla8.B" style:family="table-column">
      <style:table-column-properties style:column-width="10.003cm"/>
    </style:style>
    <style:style style:name="Tabla8.1" style:family="table-row">
      <style:table-row-properties style:min-row-height="3.413cm" fo:keep-together="auto"/>
    </style:style>
    <style:style style:name="Tabla8.A1" style:family="table-cell">
      <style:table-cell-properties style:vertical-align="middle" fo:padding-left="0.199cm" fo:padding-right="0.191cm" fo:padding-top="0cm" fo:padding-bottom="0cm" fo:border="0.5pt solid #00000a"/>
    </style:style>
    <style:style style:name="Tabla9" style:family="table">
      <style:table-properties style:width="17.494cm" fo:margin-left="-1.009cm" fo:margin-top="0cm" fo:margin-bottom="0cm" table:align="left" style:writing-mode="lr-tb"/>
    </style:style>
    <style:style style:name="Tabla9.A" style:family="table-column">
      <style:table-column-properties style:column-width="4.479cm"/>
    </style:style>
    <style:style style:name="Tabla9.B" style:family="table-column">
      <style:table-column-properties style:column-width="13.016cm"/>
    </style:style>
    <style:style style:name="Tabla9.1" style:family="table-row">
      <style:table-row-properties style:min-row-height="0.628cm" fo:keep-together="auto"/>
    </style:style>
    <style:style style:name="Tabla9.A1" style:family="table-cell">
      <style:table-cell-properties style:vertical-align="middle" fo:background-color="#a6a6a6" fo:padding-left="0.191cm" fo:padding-right="0.191cm" fo:padding-top="0cm" fo:padding-bottom="0cm" fo:border="0.5pt solid #00000a">
        <style:background-image/>
      </style:table-cell-properties>
    </style:style>
    <style:style style:name="Tabla9.2" style:family="table-row">
      <style:table-row-properties style:min-row-height="0.425cm" fo:keep-together="auto"/>
    </style:style>
    <style:style style:name="Tabla9.A2" style:family="table-cell">
      <style:table-cell-properties style:vertical-align="middle" fo:background-color="#ffffff" fo:padding-left="0.191cm" fo:padding-right="0.191cm" fo:padding-top="0cm" fo:padding-bottom="0cm" fo:border="0.5pt solid #00000a">
        <style:background-image/>
      </style:table-cell-properties>
    </style:style>
    <style:style style:name="Tabla9.A3" style:family="table-cell">
      <style:table-cell-properties style:vertical-align="middle" fo:background-color="#ffffff" fo:padding-left="0.191cm" fo:padding-right="0.191cm" fo:padding-top="0cm" fo:padding-bottom="0cm" fo:border-left="0.5pt solid #00000a" fo:border-right="none" fo:border-top="none" fo:border-bottom="0.5pt solid #00000a">
        <style:background-image/>
      </style:table-cell-properties>
    </style:style>
    <style:style style:name="Tabla9.B3"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a10" style:family="table">
      <style:table-properties style:width="17.494cm" fo:margin-left="-1.009cm" fo:margin-top="0cm" fo:margin-bottom="0cm" table:align="left" style:writing-mode="lr-tb"/>
    </style:style>
    <style:style style:name="Tabla10.A" style:family="table-column">
      <style:table-column-properties style:column-width="4.479cm"/>
    </style:style>
    <style:style style:name="Tabla10.B" style:family="table-column">
      <style:table-column-properties style:column-width="13.016cm"/>
    </style:style>
    <style:style style:name="Tabla10.1" style:family="table-row">
      <style:table-row-properties style:min-row-height="0.557cm" fo:keep-together="auto"/>
    </style:style>
    <style:style style:name="Tabla10.A1" style:family="table-cell">
      <style:table-cell-properties style:vertical-align="middle" fo:background-color="#a6a6a6" fo:padding-left="0.191cm" fo:padding-right="0.191cm" fo:padding-top="0cm" fo:padding-bottom="0cm" fo:border="0.5pt solid #00000a">
        <style:background-image/>
      </style:table-cell-properties>
    </style:style>
    <style:style style:name="Tabla10.2" style:family="table-row">
      <style:table-row-properties style:min-row-height="0.425cm" fo:keep-together="auto"/>
    </style:style>
    <style:style style:name="Tabla10.A2" style:family="table-cell">
      <style:table-cell-properties style:vertical-align="middle" fo:padding-left="0.191cm" fo:padding-right="0.191cm" fo:padding-top="0cm" fo:padding-bottom="0cm" fo:border="0.5pt solid #00000a"/>
    </style:style>
    <style:style style:name="Tabla10.A3" style:family="table-cell">
      <style:table-cell-properties style:vertical-align="middle" fo:padding-left="0.191cm" fo:padding-right="0.191cm" fo:padding-top="0cm" fo:padding-bottom="0cm" fo:border-left="0.5pt solid #00000a" fo:border-right="none" fo:border-top="none" fo:border-bottom="0.5pt solid #00000a"/>
    </style:style>
    <style:style style:name="Tabla10.B3"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a10.A4"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a11" style:family="table">
      <style:table-properties style:width="17.306cm" fo:margin-left="-0.81cm" fo:margin-top="0cm" fo:margin-bottom="0cm" table:align="left" style:writing-mode="lr-tb"/>
    </style:style>
    <style:style style:name="Tabla11.A" style:family="table-column">
      <style:table-column-properties style:column-width="2.939cm"/>
    </style:style>
    <style:style style:name="Tabla11.B" style:family="table-column">
      <style:table-column-properties style:column-width="4.364cm"/>
    </style:style>
    <style:style style:name="Tabla11.C" style:family="table-column">
      <style:table-column-properties style:column-width="5.249cm"/>
    </style:style>
    <style:style style:name="Tabla11.D" style:family="table-column">
      <style:table-column-properties style:column-width="4.754cm"/>
    </style:style>
    <style:style style:name="Tabla11.1" style:family="table-row">
      <style:table-row-properties fo:keep-together="auto"/>
    </style:style>
    <style:style style:name="Tabla11.A1" style:family="table-cell">
      <style:table-cell-properties style:vertical-align="middle" fo:background-color="#d9d9d9" fo:padding-left="0.199cm" fo:padding-right="0.191cm" fo:padding-top="0cm" fo:padding-bottom="0cm" fo:border="0.5pt solid #00000a">
        <style:background-image/>
      </style:table-cell-properties>
    </style:style>
    <style:style style:name="Tabla11.A2" style:family="table-cell">
      <style:table-cell-properties style:vertical-align="middle" fo:padding-left="0.199cm" fo:padding-right="0.191cm" fo:padding-top="0cm" fo:padding-bottom="0cm" fo:border="0.5pt solid #00000a"/>
    </style:style>
    <style:style style:name="Tabla11.A3" style:family="table-cell">
      <style:table-cell-properties style:vertical-align="middle" fo:padding-left="0.199cm" fo:padding-right="0.191cm" fo:padding-top="0cm" fo:padding-bottom="0cm" fo:border="0.5pt solid #00000a"/>
    </style:style>
    <style:style style:name="Tabla11.B3" style:family="table-cell">
      <style:table-cell-properties style:vertical-align="middle" fo:padding-left="0.199cm" fo:padding-right="0.191cm" fo:padding-top="0cm" fo:padding-bottom="0cm" fo:border="0.5pt solid #00000a"/>
    </style:style>
    <style:style style:name="Tabla11.C3" style:family="table-cell">
      <style:table-cell-properties style:vertical-align="middle" fo:padding-left="0.199cm" fo:padding-right="0.191cm" fo:padding-top="0cm" fo:padding-bottom="0cm" fo:border="0.5pt solid #00000a"/>
    </style:style>
    <style:style style:name="Tabla11.D3" style:family="table-cell">
      <style:table-cell-properties style:vertical-align="middle" fo:padding-left="0.199cm" fo:padding-right="0.191cm" fo:padding-top="0cm" fo:padding-bottom="0cm" fo:border="0.5pt solid #00000a"/>
    </style:style>
    <style:style style:name="Tabla11.A4" style:family="table-cell">
      <style:table-cell-properties style:vertical-align="middle" fo:padding-left="0.199cm" fo:padding-right="0.191cm" fo:padding-top="0cm" fo:padding-bottom="0cm" fo:border="0.5pt solid #00000a"/>
    </style:style>
    <style:style style:name="P1" style:family="paragraph" style:parent-style-name="No_20_Spacing">
      <style:paragraph-properties fo:text-align="center" style:justify-single-word="false"/>
    </style:style>
    <style:style style:name="P2" style:family="paragraph" style:parent-style-name="No_20_Spacing">
      <style:text-properties style:font-name="Calibri1"/>
    </style:style>
    <style:style style:name="P3" style:family="paragraph" style:parent-style-name="No_20_Spacing">
      <style:text-properties style:font-name="Calibri1" style:text-underline-style="none"/>
    </style:style>
    <style:style style:name="P4" style:family="paragraph" style:parent-style-name="No_20_Spacing">
      <style:text-properties style:font-name="Calibri1" style:rfc-language-tag="es-ES-u-co-trad" fo:language="es" fo:country="ES"/>
    </style:style>
    <style:style style:name="P5" style:family="paragraph" style:parent-style-name="No_20_Spacing">
      <style:text-properties style:font-name="Calibri1" style:rfc-language-tag="es-ES-u-co-trad" fo:language="es" fo:country="ES" style:rfc-language-tag-asian="es-ES-u-co-trad" style:language-asian="es" style:country-asian="ES"/>
    </style:style>
    <style:style style:name="P6" style:family="paragraph" style:parent-style-name="No_20_Spacing">
      <style:text-properties style:font-name="Calibri1" style:rfc-language-tag="es-ES-u-co-trad" fo:language="es" fo:country="ES" style:text-underline-style="solid" style:text-underline-width="auto" style:text-underline-color="font-color" fo:font-weight="bold" style:rfc-language-tag-asian="es-ES-u-co-trad" style:language-asian="es" style:country-asian="ES" style:font-weight-asian="bold"/>
    </style:style>
    <style:style style:name="P7" style:family="paragraph" style:parent-style-name="No_20_Spacing">
      <style:text-properties style:font-name="Calibri1" style:rfc-language-tag="es-ES-u-co-trad" fo:language="es" fo:country="ES" style:text-underline-style="solid" style:text-underline-width="auto" style:text-underline-color="font-color" style:rfc-language-tag-asian="es-ES-u-co-trad" style:language-asian="es" style:country-asian="ES"/>
    </style:style>
    <style:style style:name="P8" style:family="paragraph" style:parent-style-name="No_20_Spacing">
      <style:text-properties style:font-name="Calibri1" style:rfc-language-tag="es-ES-u-co-trad" fo:language="es" fo:country="ES" officeooo:paragraph-rsid="00934be1"/>
    </style:style>
    <style:style style:name="P9" style:family="paragraph" style:parent-style-name="No_20_Spacing">
      <style:text-properties style:font-name="Calibri1" fo:font-size="11pt" style:font-size-asian="11pt" style:font-name-complex="Calibri3" style:font-weight-complex="bold"/>
    </style:style>
    <style:style style:name="P10" style:family="paragraph" style:parent-style-name="No_20_Spacing">
      <style:text-properties style:font-name="Calibri1" fo:font-size="11pt" style:font-size-asian="11pt" style:font-name-complex="Arial2"/>
    </style:style>
    <style:style style:name="P11" style:family="paragraph" style:parent-style-name="No_20_Spacing">
      <style:text-properties style:font-name="Calibri1" fo:font-size="11pt" fo:font-weight="bold" style:font-size-asian="11pt" style:font-weight-asian="bold"/>
    </style:style>
    <style:style style:name="P12" style:family="paragraph" style:parent-style-name="No_20_Spacing">
      <style:text-properties style:font-name="Calibri1" fo:font-size="11pt" fo:font-weight="bold" style:font-size-asian="11pt" style:font-weight-asian="bold" style:font-name-complex="Calibri3"/>
    </style:style>
    <style:style style:name="P13" style:family="paragraph" style:parent-style-name="No_20_Spacing">
      <style:text-properties style:font-name="Calibri1" fo:font-size="11pt" fo:font-weight="bold" style:font-size-asian="11pt" style:font-weight-asian="bold" style:font-name-complex="Calibri3" style:font-weight-complex="bold"/>
    </style:style>
    <style:style style:name="P14" style:family="paragraph" style:parent-style-name="No_20_Spacing">
      <style:text-properties style:font-name="Calibri1" fo:font-size="11pt" style:rfc-language-tag="es-ES-u-co-trad" fo:language="es" fo:country="ES" style:font-size-asian="11pt" style:font-name-complex="Calibri3"/>
    </style:style>
    <style:style style:name="P15" style:family="paragraph" style:parent-style-name="No_20_Spacing">
      <style:text-properties style:font-name="Calibri1" fo:font-size="11pt" style:font-name-asian="Times New Roman1" style:font-size-asian="11pt" style:language-asian="es" style:country-asian="ES" style:font-name-complex="Arial2"/>
    </style:style>
    <style:style style:name="P16" style:family="paragraph" style:parent-style-name="No_20_Spacing">
      <style:text-properties style:font-name="Calibri1" style:language-asian="es" style:country-asian="ES"/>
    </style:style>
    <style:style style:name="P17" style:family="paragraph" style:parent-style-name="Footer">
      <style:paragraph-properties fo:text-align="center" style:justify-single-word="false"/>
    </style:style>
    <style:style style:name="P18" style:family="paragraph" style:parent-style-name="Footer">
      <style:paragraph-properties fo:text-align="end" style:justify-single-word="false"/>
    </style:style>
    <style:style style:name="P19" style:family="paragraph" style:parent-style-name="Standard">
      <style:paragraph-properties fo:margin-top="0cm" fo:margin-bottom="0cm" loext:contextual-spacing="false"/>
    </style:style>
    <style:style style:name="P20" style:family="paragraph" style:parent-style-name="Standard">
      <style:paragraph-properties fo:margin-top="0cm" fo:margin-bottom="0cm" loext:contextual-spacing="false" fo:text-align="center" style:justify-single-word="false"/>
    </style:style>
    <style:style style:name="P21" style:family="paragraph" style:parent-style-name="Standard">
      <style:paragraph-properties fo:margin-top="0cm" fo:margin-bottom="0cm" loext:contextual-spacing="false" fo:text-align="center" style:justify-single-word="false"/>
      <style:text-properties officeooo:paragraph-rsid="005d1e05"/>
    </style:style>
    <style:style style:name="P22" style:family="paragraph" style:parent-style-name="Standard">
      <style:paragraph-properties fo:margin-top="0cm" fo:margin-bottom="0cm" loext:contextual-spacing="false"/>
      <style:text-properties fo:color="#000000" style:font-name="Calibri1" fo:font-size="12pt" fo:background-color="#ffffff" style:font-size-asian="12pt" style:font-name-complex="Arial2" style:font-size-complex="12pt"/>
    </style:style>
    <style:style style:name="P23" style:family="paragraph" style:parent-style-name="Standard">
      <style:paragraph-properties fo:margin-top="0cm" fo:margin-bottom="0cm" loext:contextual-spacing="false"/>
      <style:text-properties style:font-name="Calibri1"/>
    </style:style>
    <style:style style:name="P24" style:family="paragraph" style:parent-style-name="Standard">
      <style:paragraph-properties fo:margin-top="0cm" fo:margin-bottom="0cm" loext:contextual-spacing="false"/>
      <style:text-properties style:font-name="Calibri1" fo:font-size="12pt" fo:font-weight="bold" style:font-size-asian="12pt" style:font-weight-asian="bold" style:font-name-complex="Arial2" style:font-size-complex="12pt"/>
    </style:style>
    <style:style style:name="P25" style:family="paragraph" style:parent-style-name="Standard">
      <style:paragraph-properties fo:margin-top="0cm" fo:margin-bottom="0cm" loext:contextual-spacing="false" fo:text-align="start" style:justify-single-word="false"/>
      <style:text-properties style:font-name="Calibri1" fo:font-size="12pt" fo:font-weight="bold" style:font-size-asian="12pt" style:font-weight-asian="bold" style:font-size-complex="12pt"/>
    </style:style>
    <style:style style:name="P26" style:family="paragraph" style:parent-style-name="Standard">
      <style:paragraph-properties fo:margin-top="0cm" fo:margin-bottom="0cm" loext:contextual-spacing="false" fo:text-align="center" style:justify-single-word="false"/>
      <style:text-properties style:font-name="Calibri1" fo:font-size="12pt" fo:font-weight="bold" style:font-size-asian="12pt" style:font-weight-asian="bold" style:font-size-complex="12pt"/>
    </style:style>
    <style:style style:name="P27" style:family="paragraph" style:parent-style-name="Standard">
      <style:paragraph-properties fo:margin-top="0cm" fo:margin-bottom="0cm" loext:contextual-spacing="false" fo:text-align="start" style:justify-single-word="false"/>
      <style:text-properties style:font-name="Calibri1" fo:font-size="12pt" fo:font-weight="bold" fo:background-color="transparent" style:font-size-asian="12pt" style:font-weight-asian="bold" style:font-size-complex="12pt"/>
    </style:style>
    <style:style style:name="P28" style:family="paragraph" style:parent-style-name="Standard">
      <style:paragraph-properties fo:margin-top="0cm" fo:margin-bottom="0cm" loext:contextual-spacing="false"/>
      <style:text-properties style:font-name="Calibri1" fo:font-size="12pt" style:font-size-asian="12pt" style:font-name-complex="Arial2" style:font-size-complex="12pt"/>
    </style:style>
    <style:style style:name="P29" style:family="paragraph" style:parent-style-name="Standard">
      <style:paragraph-properties fo:margin-top="0cm" fo:margin-bottom="0cm" loext:contextual-spacing="false"/>
      <style:text-properties style:font-name="Calibri1" fo:font-size="12pt" style:font-size-asian="10.5pt" style:font-name-complex="Arial2" style:font-size-complex="12pt"/>
    </style:style>
    <style:style style:name="P30" style:family="paragraph" style:parent-style-name="Standard">
      <style:paragraph-properties fo:margin-top="0cm" fo:margin-bottom="0cm" loext:contextual-spacing="false"/>
      <style:text-properties style:font-name="Calibri1" fo:font-size="11pt" style:font-size-asian="11pt" style:font-name-complex="Arial2"/>
    </style:style>
    <style:style style:name="P31" style:family="paragraph" style:parent-style-name="Standard">
      <style:paragraph-properties fo:margin-top="0cm" fo:margin-bottom="0cm" loext:contextual-spacing="false"/>
      <style:text-properties style:font-name="Calibri1" fo:font-size="11pt" style:rfc-language-tag="es-ES-u-co-trad" fo:language="es" fo:country="ES" style:font-size-asian="11pt" style:font-name-complex="Arial2"/>
    </style:style>
    <style:style style:name="P32" style:family="paragraph" style:parent-style-name="Standard">
      <style:paragraph-properties fo:margin-top="0cm" fo:margin-bottom="0cm" loext:contextual-spacing="false"/>
      <style:text-properties style:font-name="Calibri1" fo:font-size="11pt" style:font-name-asian="Times New Roman1" style:font-size-asian="11pt" style:language-asian="es" style:country-asian="ES"/>
    </style:style>
    <style:style style:name="P33" style:family="paragraph" style:parent-style-name="Standard">
      <style:paragraph-properties fo:margin-top="0cm" fo:margin-bottom="0cm" loext:contextual-spacing="false"/>
      <style:text-properties style:font-name="Calibri1" fo:font-size="11pt" style:font-name-asian="Times New Roman1" style:font-size-asian="11pt" style:language-asian="es" style:country-asian="ES" style:font-name-complex="Arial2"/>
    </style:style>
    <style:style style:name="P34" style:family="paragraph" style:parent-style-name="Standard">
      <style:paragraph-properties fo:margin-top="0cm" fo:margin-bottom="0cm" loext:contextual-spacing="false"/>
      <style:text-properties style:font-name="Calibri1" fo:font-size="11pt" fo:font-weight="bold" style:font-name-asian="Times New Roman1" style:font-size-asian="11pt" style:language-asian="es" style:country-asian="ES" style:font-weight-asian="bold" style:font-name-complex="Arial2"/>
    </style:style>
    <style:style style:name="P35" style:family="paragraph" style:parent-style-name="Standard">
      <style:paragraph-properties fo:margin-top="0cm" fo:margin-bottom="0cm" loext:contextual-spacing="false"/>
      <style:text-properties style:font-name="Calibri1" fo:font-size="11pt" style:text-underline-style="solid" style:text-underline-width="auto" style:text-underline-color="font-color" fo:font-weight="bold" style:font-name-asian="Times New Roman1" style:font-size-asian="11pt" style:language-asian="es" style:country-asian="ES" style:font-weight-asian="bold" style:font-name-complex="Arial2"/>
    </style:style>
    <style:style style:name="P36" style:family="paragraph" style:parent-style-name="Standard">
      <style:paragraph-properties fo:margin-top="0cm" fo:margin-bottom="0cm" loext:contextual-spacing="false" fo:line-height="100%"/>
      <style:text-properties fo:color="#00000a" style:font-name="Calibri1" fo:font-size="8pt" fo:font-weight="bold" style:font-name-asian="Times New Roman1" style:font-size-asian="8pt" style:language-asian="es" style:country-asian="ES" style:font-weight-asian="bold" style:font-name-complex="Arial2" style:font-size-complex="8pt"/>
    </style:style>
    <style:style style:name="P37" style:family="paragraph" style:parent-style-name="Standard">
      <style:paragraph-properties fo:margin-top="0cm" fo:margin-bottom="0cm" loext:contextual-spacing="false" fo:line-height="100%"/>
      <style:text-properties fo:color="#00000a" style:font-name="Calibri1" fo:font-size="16pt" fo:font-weight="bold" style:font-name-asian="Times New Roman1" style:font-size-asian="16pt" style:language-asian="es" style:country-asian="ES" style:font-weight-asian="bold" style:font-name-complex="Arial2" style:font-size-complex="16pt"/>
    </style:style>
    <style:style style:name="P38" style:family="paragraph" style:parent-style-name="Standard">
      <style:paragraph-properties fo:margin-top="0cm" fo:margin-bottom="0cm" loext:contextual-spacing="false" fo:text-align="center" style:justify-single-word="false"/>
      <style:text-properties fo:color="#ff0000" style:font-name="Calibri1" fo:font-size="12pt" style:font-size-asian="12pt" style:font-size-complex="12pt"/>
    </style:style>
    <style:style style:name="P39" style:family="paragraph" style:parent-style-name="Standard">
      <style:paragraph-properties fo:margin-top="0cm" fo:margin-bottom="0cm" loext:contextual-spacing="false" fo:text-align="start" style:justify-single-word="false"/>
    </style:style>
    <style:style style:name="P40" style:family="paragraph" style:parent-style-name="No_20_Spacing">
      <style:paragraph-properties fo:margin-top="0cm" fo:margin-bottom="0cm" loext:contextual-spacing="false" fo:line-height="100%"/>
      <style:text-properties fo:color="#17365d" style:font-name="Calibri1" style:rfc-language-tag="es-ES-u-co-trad" fo:language="es" fo:country="ES" fo:font-weight="bold" style:font-weight-asian="bold"/>
    </style:style>
    <style:style style:name="P41" style:family="paragraph" style:parent-style-name="No_20_Spacing">
      <style:paragraph-properties fo:margin-top="0cm" fo:margin-bottom="0cm" loext:contextual-spacing="false" fo:line-height="100%" fo:text-align="center" style:justify-single-word="false"/>
      <style:text-properties fo:color="#0f243e" style:font-name="Calibri1" fo:font-size="28pt" style:rfc-language-tag="es-ES-u-co-trad" fo:language="es" fo:country="ES" fo:font-weight="bold" style:font-size-asian="28pt" style:font-weight-asian="bold" style:font-size-complex="28pt"/>
    </style:style>
    <style:style style:name="P42" style:family="paragraph" style:parent-style-name="No_20_Spacing">
      <style:paragraph-properties fo:margin-top="0cm" fo:margin-bottom="0cm" loext:contextual-spacing="false" fo:line-height="100%" fo:text-align="center" style:justify-single-word="false"/>
      <style:text-properties fo:color="#0f243e" style:font-name="Calibri1" fo:font-size="18pt" style:rfc-language-tag="es-ES-u-co-trad" fo:language="es" fo:country="ES" fo:font-weight="bold" style:font-size-asian="18pt" style:font-weight-asian="bold" style:font-size-complex="18pt"/>
    </style:style>
    <style:style style:name="P43" style:family="paragraph" style:parent-style-name="No_20_Spacing">
      <style:paragraph-properties fo:margin-top="0cm" fo:margin-bottom="0cm" loext:contextual-spacing="false" fo:line-height="100%" fo:text-align="center" style:justify-single-word="false"/>
      <style:text-properties fo:color="#0f243e" style:font-name="Calibri1" style:rfc-language-tag="es-ES-u-co-trad" fo:language="es" fo:country="ES" fo:font-weight="bold" style:font-weight-asian="bold"/>
    </style:style>
    <style:style style:name="P44" style:family="paragraph" style:parent-style-name="No_20_Spacing">
      <style:paragraph-properties fo:margin-top="0cm" fo:margin-bottom="0cm" loext:contextual-spacing="false" fo:line-height="100%"/>
      <style:text-properties style:font-name="Calibri1"/>
    </style:style>
    <style:style style:name="P45" style:family="paragraph" style:parent-style-name="No_20_Spacing">
      <style:paragraph-properties fo:margin-top="0cm" fo:margin-bottom="0cm" loext:contextual-spacing="false" fo:line-height="100%" fo:text-align="start" style:justify-single-word="false"/>
      <style:text-properties style:font-name="Calibri1"/>
    </style:style>
    <style:style style:name="P46" style:family="paragraph" style:parent-style-name="No_20_Spacing">
      <style:paragraph-properties fo:margin-top="0cm" fo:margin-bottom="0cm" loext:contextual-spacing="false" fo:line-height="100%" fo:text-align="center" style:justify-single-word="false"/>
      <style:text-properties style:font-name="Calibri1" fo:font-size="20pt" style:rfc-language-tag="es-ES-u-co-trad" fo:language="es" fo:country="ES" fo:background-color="transparent" style:font-size-asian="20pt" style:font-size-complex="20pt"/>
    </style:style>
    <style:style style:name="P47" style:family="paragraph" style:parent-style-name="No_20_Spacing">
      <style:paragraph-properties fo:margin-top="0cm" fo:margin-bottom="0cm" loext:contextual-spacing="false" fo:line-height="100%"/>
      <style:text-properties style:font-name="Calibri1" fo:font-size="20pt" style:rfc-language-tag="es-ES-u-co-trad" fo:language="es" fo:country="ES" style:font-size-asian="20pt" style:font-size-complex="20pt"/>
    </style:style>
    <style:style style:name="P48" style:family="paragraph" style:parent-style-name="No_20_Spacing">
      <style:paragraph-properties fo:margin-top="0cm" fo:margin-bottom="0cm" loext:contextual-spacing="false" fo:line-height="100%"/>
      <style:text-properties style:font-name="Calibri1" style:rfc-language-tag="es-ES-u-co-trad" fo:language="es" fo:country="ES"/>
    </style:style>
    <style:style style:name="P49" style:family="paragraph" style:parent-style-name="No_20_Spacing">
      <style:paragraph-properties fo:margin-top="0cm" fo:margin-bottom="0cm" loext:contextual-spacing="false" fo:line-height="100%"/>
      <style:text-properties style:font-name="Calibri1" fo:font-size="8pt" fo:font-weight="bold" style:font-size-asian="8pt" style:language-asian="es" style:country-asian="ES" style:font-weight-asian="bold" style:font-size-complex="8pt"/>
    </style:style>
    <style:style style:name="P50" style:family="paragraph" style:parent-style-name="No_20_Spacing">
      <style:paragraph-properties fo:margin-top="0cm" fo:margin-bottom="0cm" loext:contextual-spacing="false" fo:line-height="100%"/>
      <style:text-properties fo:color="#00000a" style:font-name="Calibri1" fo:font-size="16pt" fo:font-weight="bold" style:font-name-asian="Times New Roman1" style:font-size-asian="16pt" style:language-asian="es" style:country-asian="ES" style:font-weight-asian="bold" style:font-name-complex="Arial2" style:font-size-complex="16pt"/>
    </style:style>
    <style:style style:name="P51" style:family="paragraph" style:parent-style-name="Standard">
      <style:paragraph-properties fo:margin-top="0cm" fo:margin-bottom="0.353cm" loext:contextual-spacing="false" fo:line-height="115%" fo:text-align="start" style:justify-single-word="false"/>
      <style:text-properties officeooo:paragraph-rsid="006863ae"/>
    </style:style>
    <style:style style:name="P52" style:family="paragraph" style:parent-style-name="Standard">
      <style:paragraph-properties fo:margin-top="0cm" fo:margin-bottom="0.353cm" loext:contextual-spacing="false" fo:line-height="115%" fo:text-align="start" style:justify-single-word="false"/>
      <style:text-properties style:font-name="Calibri1" style:rfc-language-tag="es-ES-u-co-trad" fo:language="es" fo:country="ES"/>
    </style:style>
    <style:style style:name="P53" style:family="paragraph" style:parent-style-name="Standard">
      <style:paragraph-properties fo:margin-top="0cm" fo:margin-bottom="0.353cm" loext:contextual-spacing="false" fo:line-height="115%" fo:text-align="start" style:justify-single-word="false"/>
      <style:text-properties style:font-name="Calibri1" style:rfc-language-tag="es-ES-u-co-trad" fo:language="es" fo:country="ES" style:text-underline-style="solid" style:text-underline-width="auto" style:text-underline-color="font-color" officeooo:rsid="0075d8e2" officeooo:paragraph-rsid="0075d8e2"/>
    </style:style>
    <style:style style:name="P54" style:family="paragraph" style:parent-style-name="Standard">
      <style:text-properties fo:color="#1f497d" style:font-name="Calibri1" fo:font-weight="bold" style:font-name-asian="Times New Roman1" style:language-asian="es" style:country-asian="ES" style:font-weight-asian="bold" style:font-name-complex="Times New Roman1" style:font-size-complex="10pt"/>
    </style:style>
    <style:style style:name="P55" style:family="paragraph" style:parent-style-name="Standard">
      <style:text-properties style:font-name="Calibri1"/>
    </style:style>
    <style:style style:name="P56" style:family="paragraph" style:parent-style-name="Standard">
      <style:paragraph-properties fo:text-align="center" style:justify-single-word="false"/>
      <style:text-properties style:font-name="Calibri1" style:rfc-language-tag="es-ES-u-co-trad" fo:language="es" fo:country="ES"/>
    </style:style>
    <style:style style:name="P57" style:family="paragraph" style:parent-style-name="Standard">
      <style:text-properties style:font-name="Calibri1" fo:font-size="11pt" style:rfc-language-tag="es-ES-u-co-trad" fo:language="es" fo:country="ES" style:font-size-asian="11pt" style:font-name-complex="Calibri3"/>
    </style:style>
    <style:style style:name="P58" style:family="paragraph" style:parent-style-name="Standard">
      <style:text-properties style:font-name="Calibri1" fo:font-size="11pt" style:font-size-asian="11pt" style:font-name-complex="Calibri3"/>
    </style:style>
    <style:style style:name="P59" style:family="paragraph" style:parent-style-name="Standard">
      <style:paragraph-properties fo:margin-top="0.494cm" fo:margin-bottom="0.212cm" loext:contextual-spacing="false" style:line-height-at-least="0.529cm"/>
      <style:text-properties style:font-name="Calibri1"/>
    </style:style>
    <style:style style:name="P60" style:family="paragraph" style:parent-style-name="Standard">
      <style:paragraph-properties fo:margin-left="1.249cm" fo:margin-right="0cm" fo:margin-top="0cm" fo:margin-bottom="0cm" loext:contextual-spacing="false" fo:text-indent="0cm" style:auto-text-indent="false"/>
      <style:text-properties style:font-name="Calibri1" fo:font-size="11pt" style:font-size-asian="11pt" style:font-name-complex="Arial2"/>
    </style:style>
    <style:style style:name="P61" style:family="paragraph" style:parent-style-name="No_20_Spacing">
      <style:paragraph-properties fo:margin-left="1.249cm" fo:margin-right="0cm" fo:text-indent="0cm" style:auto-text-indent="false"/>
      <style:text-properties style:font-name="Calibri1" fo:font-size="11pt" style:font-size-asian="11pt" style:font-name-complex="Arial2"/>
    </style:style>
    <style:style style:name="P62" style:family="paragraph" style:parent-style-name="No_20_Spacing">
      <style:paragraph-properties fo:break-before="page"/>
      <style:text-properties style:font-name="Calibri1" style:rfc-language-tag="es-ES-u-co-trad" fo:language="es" fo:country="ES"/>
    </style:style>
    <style:style style:name="P63" style:family="paragraph" style:parent-style-name="No_20_Spacing">
      <loext:graphic-properties draw:fill="solid" draw:fill-color="#1f497d"/>
      <style:paragraph-properties fo:margin-left="0cm" fo:margin-right="-0.501cm" fo:text-indent="0cm" style:auto-text-indent="false" fo:background-color="#1f497d"/>
      <style:text-properties fo:color="#ffffff" style:font-name="Calibri1" fo:font-size="14pt" fo:font-weight="bold" style:font-size-asian="14pt" style:font-weight-asian="bold" style:font-name-complex="Calibri3"/>
    </style:style>
    <style:style style:name="P64" style:family="paragraph" style:parent-style-name="Standard" style:master-page-name="First_20_Page">
      <style:paragraph-properties style:page-number="auto"/>
      <style:text-properties fo:color="#1f497d" style:font-name="Calibri1" fo:font-weight="bold" style:font-name-asian="Times New Roman1" style:language-asian="es" style:country-asian="ES" style:font-weight-asian="bold" style:font-name-complex="Times New Roman1" style:font-size-complex="10pt"/>
    </style:style>
    <style:style style:name="P65" style:family="paragraph" style:parent-style-name="Standard" style:list-style-name="WWNum2">
      <style:paragraph-properties fo:margin-top="0cm" fo:margin-bottom="0cm" loext:contextual-spacing="false"/>
      <style:text-properties style:font-name="Calibri1" fo:font-size="11pt" style:rfc-language-tag="es-ES-u-co-trad" fo:language="es" fo:country="ES" style:font-size-asian="11pt" style:font-name-complex="Calibri3"/>
    </style:style>
    <style:style style:name="P66" style:family="paragraph" style:parent-style-name="Standard" style:list-style-name="">
      <loext:graphic-properties draw:fill="solid" draw:fill-color="#ffffff"/>
      <style:paragraph-properties fo:margin-top="0cm" fo:margin-bottom="0cm" loext:contextual-spacing="false" fo:background-color="#ffffff"/>
      <style:text-properties style:font-name="Calibri1"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67" style:family="paragraph" style:parent-style-name="Standard" style:list-style-name="">
      <loext:graphic-properties draw:fill="solid" draw:fill-color="#ffffff"/>
      <style:paragraph-properties fo:margin-top="0cm" fo:margin-bottom="0cm" loext:contextual-spacing="false" fo:background-color="#ffffff"/>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68" style:family="paragraph" style:parent-style-name="Standard" style:list-style-name="WWNum7">
      <style:paragraph-properties fo:margin-top="0cm" fo:margin-bottom="0cm" loext:contextual-spacing="false" fo:text-align="start" style:justify-single-word="false"/>
      <style:text-properties style:font-name="Calibri1" fo:font-size="11pt" style:font-name-asian="Times New Roman1" style:font-size-asian="11pt" style:language-asian="es" style:country-asian="ES" style:font-weight-complex="bold"/>
    </style:style>
    <style:style style:name="P69" style:family="paragraph" style:parent-style-name="Standard" style:list-style-name="WWNum8">
      <style:paragraph-properties fo:margin-top="0cm" fo:margin-bottom="0cm" loext:contextual-spacing="false" fo:text-align="start" style:justify-single-word="false"/>
      <style:text-properties style:font-name="Calibri1" fo:font-size="11pt" style:font-name-asian="Times New Roman1" style:font-size-asian="11pt" style:language-asian="es" style:country-asian="ES" style:font-weight-complex="bold"/>
    </style:style>
    <style:style style:name="P70" style:family="paragraph" style:parent-style-name="Standard" style:list-style-name="WWNum4">
      <style:paragraph-properties fo:margin-top="0cm" fo:margin-bottom="0cm" loext:contextual-spacing="false" fo:text-align="start" style:justify-single-word="false"/>
      <style:text-properties style:font-name="Calibri1" fo:font-size="11pt" style:font-name-asian="Times New Roman1" style:font-size-asian="11pt" style:language-asian="es" style:country-asian="ES" style:font-name-complex="Arial2"/>
    </style:style>
    <style:style style:name="P71" style:family="paragraph" style:parent-style-name="Standard" style:list-style-name="WWNum5">
      <style:paragraph-properties fo:margin-top="0cm" fo:margin-bottom="0cm" loext:contextual-spacing="false"/>
      <style:text-properties style:font-name="Calibri1" fo:font-size="11pt" style:font-name-asian="Times New Roman1" style:font-size-asian="11pt" style:language-asian="es" style:country-asian="ES" style:font-name-complex="Arial2"/>
    </style:style>
    <style:style style:name="P72" style:family="paragraph" style:parent-style-name="Standard" style:list-style-name="WWNum6">
      <style:paragraph-properties fo:margin-top="0cm" fo:margin-bottom="0cm" loext:contextual-spacing="false"/>
      <style:text-properties style:font-name="Calibri1" fo:font-size="11pt" style:font-name-asian="Times New Roman1" style:font-size-asian="11pt" style:language-asian="es" style:country-asian="ES" style:font-name-complex="Arial2"/>
    </style:style>
    <style:style style:name="P73" style:family="paragraph" style:parent-style-name="Standard" style:list-style-name="WWNum11">
      <style:paragraph-properties fo:margin-top="0cm" fo:margin-bottom="0cm" loext:contextual-spacing="false"/>
      <style:text-properties style:font-name="Calibri1" fo:font-size="11pt" style:font-size-asian="11pt" style:font-name-complex="Arial2"/>
    </style:style>
    <style:style style:name="P74" style:family="paragraph" style:parent-style-name="Standard" style:list-style-name="WWNum12">
      <style:paragraph-properties fo:margin-top="0cm" fo:margin-bottom="0cm" loext:contextual-spacing="false"/>
      <style:text-properties style:font-name="Calibri1" fo:font-size="11pt" style:font-size-asian="11pt" style:font-name-complex="Arial2"/>
    </style:style>
    <style:style style:name="P75" style:family="paragraph" style:parent-style-name="Standard" style:list-style-name="">
      <style:paragraph-properties fo:margin-top="0cm" fo:margin-bottom="0cm" loext:contextual-spacing="false" fo:text-align="center" style:justify-single-word="false"/>
      <style:text-properties style:font-name="Calibri1"/>
    </style:style>
    <style:style style:name="P76" style:family="paragraph" style:parent-style-name="Standard" style:list-style-name="">
      <style:paragraph-properties fo:margin-top="0cm" fo:margin-bottom="0cm" loext:contextual-spacing="false" fo:text-align="center" style:justify-single-word="false"/>
      <style:text-properties style:font-name="Calibri1" fo:font-size="9pt" style:rfc-language-tag="es-ES-u-co-trad" fo:language="es" fo:country="ES" fo:font-weight="bold" style:letter-kerning="true" style:font-name-asian="Times New Roman1" style:font-size-asian="9pt" style:rfc-language-tag-asian="es-ES-u-co-trad" style:language-asian="es" style:country-asian="ES" style:font-weight-asian="bold" style:font-name-complex="Arial2" style:font-size-complex="9pt" style:font-style-complex="italic" style:font-weight-complex="bold"/>
    </style:style>
    <style:style style:name="P77" style:family="paragraph" style:parent-style-name="Standard" style:list-style-name="">
      <style:paragraph-properties fo:margin-top="0cm" fo:margin-bottom="0cm" loext:contextual-spacing="false" fo:text-align="center" style:justify-single-word="false"/>
      <style:text-properties style:font-name="Calibri1" fo:font-size="9pt" style:rfc-language-tag="es-ES-u-co-trad" fo:language="es" fo:country="ES"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P78" style:family="paragraph" style:parent-style-name="Standard" style:list-style-name="WWNum2">
      <style:paragraph-properties fo:margin-top="0cm" fo:margin-bottom="0cm" loext:contextual-spacing="false"/>
    </style:style>
    <style:style style:name="P79" style:family="paragraph" style:parent-style-name="Standard" style:list-style-name="">
      <style:paragraph-properties fo:margin-top="0cm" fo:margin-bottom="0cm" loext:contextual-spacing="false" fo:text-align="center" style:justify-single-word="false"/>
      <style:text-properties fo:color="#1f497d" style:font-name="Calibri1" style:rfc-language-tag="es-ES-u-co-trad" fo:language="es" fo:country="ES" fo:font-weight="bold" style:letter-kerning="true" style:font-name-asian="Times New Roman1" style:rfc-language-tag-asian="es-ES-u-co-trad" style:language-asian="es" style:country-asian="ES" style:font-weight-asian="bold" style:font-name-complex="Arial2" style:font-size-complex="10pt" style:font-style-complex="italic"/>
    </style:style>
    <style:style style:name="P80" style:family="paragraph" style:parent-style-name="Standard" style:list-style-name="">
      <style:paragraph-properties fo:margin-top="0cm" fo:margin-bottom="0cm" loext:contextual-spacing="false" fo:text-align="center" style:justify-single-word="false"/>
    </style:style>
    <style:style style:name="P81" style:family="paragraph" style:parent-style-name="Standard" style:list-style-name="">
      <style:paragraph-properties fo:margin-top="0cm" fo:margin-bottom="0cm" loext:contextual-spacing="false" fo:text-align="center" style:justify-single-word="false"/>
      <style:text-properties fo:color="#000000" style:font-name="Calibri1" style:rfc-language-tag="es-ES-u-co-trad" fo:language="es" fo:country="ES" style:letter-kerning="true" style:font-name-asian="Times New Roman1" style:rfc-language-tag-asian="es-ES-u-co-trad" style:language-asian="es" style:country-asian="ES" style:font-name-complex="Arial2" style:font-size-complex="10pt" style:font-style-complex="italic" style:font-weight-complex="bold"/>
    </style:style>
    <style:style style:name="P82" style:family="paragraph" style:parent-style-name="Standard">
      <style:paragraph-properties fo:margin-top="0cm" fo:margin-bottom="0cm" loext:contextual-spacing="false" fo:text-align="start" style:justify-single-word="false"/>
    </style:style>
    <style:style style:name="P83" style:family="paragraph" style:parent-style-name="Standard" style:list-style-name="WWNum3">
      <loext:graphic-properties draw:fill="solid" draw:fill-color="#ffffff"/>
      <style:paragraph-properties fo:margin-left="0.751cm" fo:margin-right="0cm" fo:margin-top="0cm" fo:margin-bottom="0cm" loext:contextual-spacing="false" fo:text-indent="-0.635cm" style:auto-text-indent="false" fo:background-color="#ffffff"/>
      <style:text-properties style:font-name="Calibri1"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P84" style:family="paragraph" style:parent-style-name="Standard" style:list-style-name="WWNum3">
      <loext:graphic-properties draw:fill="solid" draw:fill-color="#ffffff"/>
      <style:paragraph-properties fo:margin-left="2cm" fo:margin-right="0cm" fo:margin-top="0cm" fo:margin-bottom="0cm" loext:contextual-spacing="false" fo:text-indent="-0.635cm" style:auto-text-indent="false" fo:background-color="#ffffff"/>
      <style:text-properties style:font-name="Calibri1"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P85" style:family="paragraph" style:parent-style-name="Standard" style:list-style-name="WWNum9">
      <loext:graphic-properties draw:fill="solid" draw:fill-color="#ffffff"/>
      <style:paragraph-properties fo:margin-left="2cm" fo:margin-right="0cm" fo:margin-top="0cm" fo:margin-bottom="0cm" loext:contextual-spacing="false" fo:text-indent="-0.635cm" style:auto-text-indent="false" fo:background-color="#ffffff"/>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86" style:family="paragraph" style:parent-style-name="Standard" style:list-style-name="WWNum10">
      <loext:graphic-properties draw:fill="solid" draw:fill-color="#ffffff"/>
      <style:paragraph-properties fo:margin-left="2cm" fo:margin-right="0cm" fo:margin-top="0cm" fo:margin-bottom="0cm" loext:contextual-spacing="false" fo:text-indent="-0.635cm" style:auto-text-indent="false" fo:background-color="#ffffff"/>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87" style:family="paragraph" style:parent-style-name="Standard" style:list-style-name="">
      <loext:graphic-properties draw:fill="solid" draw:fill-color="#ffffff"/>
      <style:paragraph-properties fo:margin-left="0.751cm" fo:margin-right="0cm" fo:margin-top="0cm" fo:margin-bottom="0cm" loext:contextual-spacing="false" fo:text-indent="0cm" style:auto-text-indent="false" fo:background-color="#ffffff"/>
      <style:text-properties style:font-name="Calibri1"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P88" style:family="paragraph" style:parent-style-name="Standard" style:list-style-name="WWNum9">
      <loext:graphic-properties draw:fill="solid" draw:fill-color="#ffffff"/>
      <style:paragraph-properties fo:margin-left="0.501cm" fo:margin-right="0cm" fo:margin-top="0cm" fo:margin-bottom="0cm" loext:contextual-spacing="false" fo:text-indent="-0.635cm" style:auto-text-indent="false" fo:background-color="#ffffff"/>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89" style:family="paragraph" style:parent-style-name="Standard" style:list-style-name="">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writing-mode="lr-tb"/>
      <style:text-properties fo:color="#000000" style:font-name="Calibri1" style:rfc-language-tag="es-ES-u-co-trad" fo:language="es" fo:country="ES" style:letter-kerning="true" style:font-name-asian="Times New Roman1" style:rfc-language-tag-asian="es-ES-u-co-trad" style:language-asian="es" style:country-asian="ES" style:font-name-complex="Arial2" style:font-size-complex="10pt" style:font-style-complex="italic" style:font-weight-complex="bold"/>
    </style:style>
    <style:style style:name="P90" style:family="paragraph" style:parent-style-name="No_20_Spacing" style:list-style-name="WWNum13">
      <style:text-properties style:font-name="Calibri1" style:rfc-language-tag="es-ES-u-co-trad" fo:language="es" fo:country="ES" style:rfc-language-tag-asian="es-ES-u-co-trad" style:language-asian="es" style:country-asian="ES"/>
    </style:style>
    <style:style style:name="P91" style:family="paragraph" style:parent-style-name="No_20_Spacing" style:list-style-name="WWNum12">
      <style:text-properties style:font-name="Calibri1"/>
    </style:style>
    <style:style style:name="P92" style:family="paragraph" style:parent-style-name="List_20_Paragraph" style:list-style-name="">
      <loext:graphic-properties draw:fill="solid" draw:fill-color="#ffffff"/>
      <style:paragraph-properties fo:margin-left="3.81cm" fo:margin-right="0cm" fo:margin-top="0cm" fo:margin-bottom="0cm" loext:contextual-spacing="true" fo:text-indent="0cm" style:auto-text-indent="false" fo:background-color="#ffffff"/>
      <style:text-properties style:font-name="Calibri1"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T1" style:family="text">
      <style:text-properties fo:color="#000000" fo:font-size="12pt" fo:background-color="#ffffff" loext:char-shading-value="0" style:font-size-asian="12pt" style:font-name-complex="Arial2" style:font-size-complex="12pt"/>
    </style:style>
    <style:style style:name="T2" style:family="text">
      <style:text-properties fo:color="#000000" fo:font-size="12pt" style:font-size-asian="12pt" style:font-name-complex="Arial2" style:font-size-complex="12pt"/>
    </style:style>
    <style:style style:name="T3" style:family="text">
      <style:text-properties fo:color="#000000" style:font-name="Calibri1" style:rfc-language-tag="es-ES-u-co-trad" fo:language="es" fo:country="ES" officeooo:rsid="00780b0d" style:letter-kerning="true" style:font-name-asian="Times New Roman1" style:rfc-language-tag-asian="es-ES-u-co-trad" style:language-asian="es" style:country-asian="ES" style:font-name-complex="Arial2" style:font-size-complex="10pt" style:font-style-complex="italic" style:font-weight-complex="bold"/>
    </style:style>
    <style:style style:name="T4" style:family="text">
      <style:text-properties fo:color="#000000" style:font-name="Calibri1" style:rfc-language-tag="es-ES-u-co-trad" fo:language="es" fo:country="ES" officeooo:rsid="009b035a" style:letter-kerning="true" style:font-name-asian="Times New Roman1" style:rfc-language-tag-asian="es-ES-u-co-trad" style:language-asian="es" style:country-asian="ES" style:font-name-complex="Arial2" style:font-size-complex="10pt" style:font-style-complex="italic" style:font-weight-complex="bold"/>
    </style:style>
    <style:style style:name="T5" style:family="text">
      <style:text-properties fo:color="#000000" style:font-name="Calibri1" style:rfc-language-tag="es-ES-u-co-trad" fo:language="es" fo:country="ES" officeooo:rsid="009beab4" style:letter-kerning="true" style:font-name-asian="Times New Roman1" style:rfc-language-tag-asian="es-ES-u-co-trad" style:language-asian="es" style:country-asian="ES" style:font-name-complex="Arial2" style:font-size-complex="10pt" style:font-style-complex="italic" style:font-weight-complex="bold"/>
    </style:style>
    <style:style style:name="T6" style:family="text">
      <style:text-properties fo:font-size="16pt" fo:font-weight="bold" style:font-size-asian="16pt" style:language-asian="es" style:country-asian="ES" style:font-weight-asian="bold" style:font-size-complex="16pt"/>
    </style:style>
    <style:style style:name="T7" style:family="text">
      <style:text-properties fo:font-weight="bold" style:language-asian="es" style:country-asian="ES" style:font-weight-asian="bold"/>
    </style:style>
    <style:style style:name="T8" style:family="text">
      <style:text-properties fo:font-size="11pt" style:font-size-asian="11pt" style:font-name-complex="Arial2"/>
    </style:style>
    <style:style style:name="T9" style:family="text">
      <style:text-properties fo:font-size="11pt" fo:font-weight="bold" style:font-name-asian="Times New Roman1" style:font-size-asian="11pt" style:language-asian="es" style:country-asian="ES" style:font-weight-asian="bold" style:font-name-complex="Arial2"/>
    </style:style>
    <style:style style:name="T10" style:family="text">
      <style:text-properties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T11" style:family="text">
      <style:text-properties fo:font-size="11pt" style:font-name-asian="Times New Roman1" style:font-size-asian="11pt" style:language-asian="es" style:country-asian="ES"/>
    </style:style>
    <style:style style:name="T12" style:family="text">
      <style:text-properties fo:font-size="11pt" style:font-name-asian="Times New Roman1" style:font-size-asian="11pt" style:language-asian="es" style:country-asian="ES" style:font-name-complex="Arial2"/>
    </style:style>
    <style:style style:name="T13" style:family="text">
      <style:text-properties style:font-name="Calibri1" officeooo:rsid="0027a619"/>
    </style:style>
    <style:style style:name="T14" style:family="text">
      <style:text-properties style:font-name="Calibri1" fo:font-size="11pt" style:rfc-language-tag="es-ES-u-co-trad" fo:language="es" fo:country="ES" style:font-size-asian="11pt" style:font-name-complex="Calibri3"/>
    </style:style>
    <style:style style:name="T15" style:family="text">
      <style:text-properties style:font-name="Calibri1" fo:font-size="12pt" style:font-size-asian="12pt" style:font-name-complex="Arial2" style:font-size-complex="12pt"/>
    </style:style>
    <style:style style:name="T16" style:family="text">
      <style:text-properties style:font-name="Calibri1" fo:font-size="12pt" officeooo:rsid="005ba39b" style:font-size-asian="12pt" style:font-size-complex="12pt"/>
    </style:style>
    <style:style style:name="T17" style:family="text">
      <style:text-properties style:font-name="Calibri1" fo:font-size="12pt" officeooo:rsid="009a46d1" style:font-size-asian="12pt" style:font-size-complex="12pt"/>
    </style:style>
    <style:style style:name="T18" style:family="text">
      <style:text-properties style:font-name="Calibri1" fo:font-size="12pt" style:rfc-language-tag="es-ES-u-co-trad" fo:language="es" fo:country="ES" style:text-underline-style="none" fo:font-weight="normal" officeooo:rsid="006b1944" fo:background-color="transparent" loext:char-shading-value="0" style:font-size-asian="12pt" style:font-weight-asian="normal" style:font-size-complex="12pt" style:font-weight-complex="normal"/>
    </style:style>
    <style:style style:name="T19" style:family="text">
      <style:text-properties style:font-name="Calibri1" fo:font-size="12pt" fo:font-weight="bold" officeooo:rsid="00a3578f" style:font-size-asian="12pt" style:font-weight-asian="bold" style:font-size-complex="12pt"/>
    </style:style>
    <style:style style:name="T20" style:family="text">
      <style:text-properties style:font-name="Calibri1" fo:font-size="12pt" fo:font-weight="bold" officeooo:rsid="00a49ecb" style:font-size-asian="12pt" style:font-weight-asian="bold" style:font-size-complex="12pt"/>
    </style:style>
    <style:style style:name="T21" style:family="text">
      <style:text-properties style:font-name="Calibri1" officeooo:rsid="006db180"/>
    </style:style>
    <style:style style:name="T22" style:family="text">
      <style:text-properties style:font-name="Calibri1" fo:font-size="9pt" style:rfc-language-tag="es-ES-u-co-trad" fo:language="es" fo:country="ES" officeooo:rsid="00999e7a" style:font-size-asian="9pt" style:rfc-language-tag-asian="es-ES-u-co-trad" style:language-asian="es" style:country-asian="ES" style:font-size-complex="9pt"/>
    </style:style>
    <style:style style:name="T23" style:family="text">
      <style:text-properties style:font-name="Calibri1" fo:font-size="9pt" style:rfc-language-tag="es-ES-u-co-trad" fo:language="es" fo:country="ES" officeooo:rsid="00814209"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T24" style:family="text">
      <style:text-properties style:font-name="Calibri1" fo:font-size="9pt" style:rfc-language-tag="es-ES-u-co-trad" fo:language="es" fo:country="ES" officeooo:rsid="0085b66b"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T25" style:family="text">
      <style:text-properties style:font-name="Calibri1" fo:font-size="9pt" style:rfc-language-tag="es-ES-u-co-trad" fo:language="es" fo:country="ES" officeooo:rsid="0080adb2"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T26" style:family="text">
      <style:text-properties style:font-name="Calibri1" style:text-underline-style="none" officeooo:rsid="0027a619"/>
    </style:style>
    <style:style style:name="T27" style:family="text">
      <style:text-properties style:text-underline-style="none" officeooo:rsid="00a358d1"/>
    </style:style>
    <style:style style:name="T28" style:family="text">
      <style:text-properties style:text-underline-style="none" officeooo:rsid="00a57090"/>
    </style:style>
    <style:style style:name="T29" style:family="text">
      <style:text-properties officeooo:rsid="00a4fcc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eriodicity_reviews" text:name="py3o.o.periodicity_reviews"/>
        <text:user-field-decl office:value-type="string" office:string-value="partner_id.name" text:name="py3o.o.partner_id.commercial_partner_id.name"/>
        <text:user-field-decl office:value-type="string" office:string-value="partner_id.vat" text:name="py3o.o.partner_id.commercial_partner_id.vat"/>
        <text:user-field-decl office:value-type="string" office:string-value="partner_id.street" text:name="py3o.o.partner_id.commercial_partner_id.street"/>
        <text:user-field-decl office:value-type="string" office:string-value="machinery_name" text:name="py3o.m.name"/>
        <text:user-field-decl office:value-type="string" office:string-value="purpose_machinery_name" text:name="py3o.m.purpose_machinery"/>
        <text:user-field-decl office:value-type="string" office:string-value="purpose_equipment" text:name="py3o.e.purpose_equipment"/>
        <text:user-field-decl office:value-type="string" office:string-value="equipement_name" text:name="py3o.e.name"/>
        <text:user-field-decl office:value-type="string" office:string-value="technical_team.name" text:name="py3o.q.name"/>
        <text:user-field-decl office:value-type="string" office:string-value="technical_team.bpm_card_basic_level" text:name="py3o.q.bpm_card_basic_level"/>
        <text:user-field-decl office:value-type="string" office:string-value="technical_team.bpm_card_qualified_level" text:name="py3o.q.bpm_card_qualified_level"/>
        <text:user-field-decl office:value-type="string" office:string-value="technical_team.others" text:name="py3o.q.others"/>
        <text:user-field-decl office:value-type="string" office:string-value="name_DDD" text:name="py3o.d.name"/>
      </text:user-field-decls>
      <text:p text:style-name="P64">       </text:p>
      <text:p text:style-name="P54">              <text:line-break/></text:p>
      <text:p text:style-name="Standard"><text:a xlink:type="simple" xlink:href="py3o://for=%22o%20in%20objects%22" text:style-name="Internet_20_link" text:visited-style-name="Visited_20_Internet_20_Link"><text:span text:style-name="T13">for="o in objects"</text:span></text:a></text:p>
      <text:p text:style-name="P55"/>
      <text:p text:style-name="P3"/>
      <text:p text:style-name="P2"/>
      <text:p text:style-name="P4"/>
      <table:table table:name="Tabla1" table:style-name="Tabla1">
        <table:table-column table:style-name="Tabla1.A"/>
        <table:table-row table:style-name="Tabla1.1">
          <table:table-cell table:style-name="Tabla1.A1" office:value-type="string">
            <text:p text:style-name="P40"/>
            <text:p text:style-name="P41">PROGRAMA DE ACTIVIDADES DE CONTROL DE PLAGAS – DDD</text:p>
            <text:p text:style-name="P42">(DESRATIZACIÓN – DESINSECTACIÓN – DESINFECCIÓN)</text:p>
            <text:p text:style-name="P43"/>
          </table:table-cell>
        </table:table-row>
        <table:table-row table:style-name="Tabla1.1">
          <table:table-cell table:style-name="Tabla1.A1" office:value-type="string">
            <text:p text:style-name="P47"/>
            <text:p text:style-name="P46"><text:user-field-get text:name="py3o.o.partner_id.commercial_partner_id.name">partner_id.name</text:user-field-get><text:s/>- <text:s text:c="2"/><text:user-field-get text:name="py3o.o.partner_id.commercial_partner_id.vat">partner_id.vat</text:user-field-get><text:s/>- <text:user-field-get text:name="py3o.o.partner_id.commercial_partner_id.street">partner_id.street</text:user-field-get></text:p>
            <text:p text:style-name="P48"/>
          </table:table-cell>
        </table:table-row>
      </table:table>
      <text:p text:style-name="P4"/>
      <text:p text:style-name="P4"/>
      <text:p text:style-name="P4"/>
      <text:p text:style-name="P56"/>
      <text:p text:style-name="P4"/>
      <text:p text:style-name="P4"/>
      <text:p text:style-name="P4"/>
      <table:table table:name="Tabla2" table:style-name="Tabla2">
        <table:table-column table:style-name="Tabla2.A"/>
        <table:table-row table:style-name="Tabla2.1">
          <table:table-cell table:style-name="Tabla2.A1" office:value-type="string">
            <text:p text:style-name="P36"/>
            <text:p text:style-name="P37">LIMPERGAL S.L.</text:p>
            <text:p text:style-name="P45"><text:span text:style-name="T1">Parque Empresarial "As Gandaras", Calle A - Parcela O4.3</text:span><text:span text:style-name="T2"><text:line-break/></text:span><text:span text:style-name="T1">27003 – LUGO</text:span></text:p>
            <text:p text:style-name="P50"><text:s/></text:p>
            <text:p text:style-name="P44"><text:span text:style-name="T6">ROESB:</text:span><text:span text:style-name="T7"> </text:span><text:span text:style-name="T1">0163 - GAL - SLU</text:span></text:p>
            <text:p text:style-name="P49"/>
          </table:table-cell>
        </table:table-row>
      </table:table>
      <text:p text:style-name="P4"/>
      <text:p text:style-name="P4"/>
      <text:p text:style-name="P4"/>
      <text:p text:style-name="P52"/>
      <text:p text:style-name="P62"/>
      <text:p text:style-name="P4"/>
      <text:p text:style-name="P63">1. INTRODUCCIÓN</text:p>
      <text:p text:style-name="P4"/>
      <text:p text:style-name="P4"/>
      <text:p text:style-name="P63">LIMPERGAL S.L.: NUESTRA EMPRESA </text:p>
      <text:p text:style-name="P4"/>
      <text:p text:style-name="P9">El Grupo Limpergal es una empresa de servicios integrales. Su principal objetivo es proporcionar un servicio especializado, personalizado e independiente, a la medida de las necesidades de nuestros clientes. Limpergal es una organización con dilatada experiencia. Cuenta con las autorizaciones necesarias para realizar con garantía y seguridad todos los servicios que oferta. El Grupo Limpergal ofrece a sus trabajadores un abanico de cursos anuales con objeto de actualizar continuamente su formación.</text:p>
      <text:p text:style-name="P4"/>
      <text:p text:style-name="P4"/>
      <text:p text:style-name="P63">JUSTIFICACIÓN DEL PROTOCOLO </text:p>
      <text:p text:style-name="P11"/>
      <text:p text:style-name="P12">CONTROL DE PLAGAS</text:p>
      <text:p text:style-name="P57">Las plagas constituyen una amenaza seria para la inocuidad y la aptitud de los alimentos pues pueden producirse infestaciones de plagas cuando hay lugares que favorecen la proliferación y alimentos accesibles. Como consecuencia se deberán adoptar buenas prácticas de higiene para evitar la formación de un medio que pueda conducir a la aparición de plagas.</text:p>
      <text:p text:style-name="P57">Hoy día el abordaje al control de las plagas, se hace de una manera integrada. El control integrado es un concepto globalizador e incluye el conjunto de actividades dirigidas a controlar las poblaciones animales nocivas de forma selectiva y específica, limitando al mismo tiempo el impacto sobre la salud, el costo y el deterioro medioambiental.</text:p>
      <text:p text:style-name="P57">De hecho entre los programas previos o prerrequisitos del Sistema de Autocontrol – APPCC obligatorio por normativa de estar implantado en toda empresa donde se manipulen directa o indirectamente alimentos, el CONTROL DE PLAGAS, constituye sin lugar a dudas, uno de los más importantes, indispensable para asegurarnos la seguridad de los alimentos. El PLAN GENERAL DE DESINSECTACIÓN Y DESRATIZACIÓN es una medida de prevención primaria, necesaria y obligatoria, para eliminar los agentes causantes de enfermedad, de molestias y de alteración medioambiental, así como las que pueden causar contaminación cruzada de los alimentos.</text:p>
      <text:p text:style-name="P57">La OMS define como plaga aquellas especies implicadas en la transferencia de enfermedades infecciosas para el hombre y en el daño o deterioro del hábitat y del bienestar urbano, cuando su existencia es continua en el tiempo y está por encima de los niveles considerados de normalidad. Su control representa una actividad de prevención primaria dentro de la protección de la salud, ligadas a las políticas de higiene y saneamiento medioambiental.</text:p>
      <text:p text:style-name="P57"/>
      <text:p text:style-name="P57">PELIGROS QUE PUEDEN PRESENTARSE</text:p>
      <text:p text:style-name="P57">Los peligros que supone la presencia de plagas en establecimientos alimentarios son de dos tipos: </text:p>
      <text:p text:style-name="P57">– Microbiológicos: las ratas, cucarachas, moscas, etc., que pueden actuar como vectores de bacterias u otros microorganismos patógenos, causantes de toxiinfecciones alimentarias.</text:p>
      <text:p text:style-name="P57"><text:soft-page-break/>– Químicos: los plaguicidas- biocidas que pueden generar residuos tóxicos en los alimentos. Evidentemente todo plaguicida debe estar registrado como producto destinado a la industria alimentaria.</text:p>
      <text:p text:style-name="P57"/>
      <text:p text:style-name="P57">OBJETIVO</text:p>
      <text:p text:style-name="P57">Adoptar todas las medidas preventivas y de control, y en caso necesario, las de lucha (de forma conjunta y coordinada), a efectos de evitar y controlar la proliferación de animales considerados como plaga y que puedan ser vectores de peligros sanitarios de manera que se minimicen los efectos adversos y garantizando que no llegue a afectar a la salubridad y seguridad de los alimentos y no suponga un riesgo para la salud de los consumidores.</text:p>
      <text:p text:style-name="P30">Contribuir al incremento de la calidad de vida del individuo y la comunidad de usuarios y/o trabajadores del centro mediante la aplicación de las medidas y métodos contenidos en este programa</text:p>
      <text:p text:style-name="P2"/>
      <text:p text:style-name="P30">Como objetivos específicos de la desratización serán eliminar la presencia de roedores presentes en las dependencias y servicios del centro, para mantener posteriormente dicha eliminación de manera continua y permanente durante el periodo de ejecución de este programa.</text:p>
      <text:p text:style-name="P30"/>
      <text:p text:style-name="P10">Como objetivos específicos de la desinsectación será la presencia de artrópodos existente en las dependencias del centro y mantener dicha eliminación de manera continua y permanente durante el periodo de la ejecución de este programa</text:p>
      <text:p text:style-name="P14"/>
      <text:p text:style-name="P14"/>
      <text:p text:style-name="P14"/>
      <text:p text:style-name="P63">NORMATIVA VIGENTE </text:p>
      <text:p text:style-name="P58"/>
      <text:p text:style-name="P13">CONTROL DE PLAGAS</text:p>
      <text:p text:style-name="P9"/>
      <text:p text:style-name="P57">En la legislación española se establecen normas para la elaboración, distribución y comercio de comidas preparadas, en uno de los artículos dice: "para la lucha contra plagas, el responsable del establecimiento contratará o elaborará y aplicará un programa de desinsectación y desratización, basado en el análisis de peligros y puntos de control crítico. La aplicación de dicho programa se realizará de acuerdo con la legislación vigente" </text:p>
      <text:p text:style-name="P57">En otra normativa sobre higiene relativa a los productos alimentarios, se describe que: "la disposición de conjunto, diseño, la construcción y las dimensiones de los locales por donde circulen los productos alimenticios: posibilitarán las prácticas correctas de higiene de los alimentos, incluidas la prevención de la contaminación cruzada durante las diferentes operaciones provocada por los alimentos, los materiales, el agua, el suministro de aire, el personal o fuentes externas de contaminación tales insectos y demás animales indeseables tales como roedores, pájaros, etc." Y también se recoge que "... se aplicarán adecuados procedimientos de lucha contra insectos y cualesquiera otros animales indeseables"</text:p>
      <text:p text:style-name="P4"/>
      <text:list xml:id="list524626936" text:style-name="WWNum2">
        <text:list-item>
          <text:p text:style-name="P65">Reglamento 852/2004 sobre higiene de los productos alimenticios </text:p>
        </text:list-item>
        <text:list-item>
          <text:p text:style-name="P65">COM (1999) 719 LIBRO BLANCO SOBRE SEGURIDAD ALIMENTARIA</text:p>
        </text:list-item>
        <text:list-item>
          <text:p text:style-name="P65">REAL DECRETO 1801/2003, de 26 de diciembre, sobre seguridad general de los productos.</text:p>
        </text:list-item>
        <text:list-item>
          <text:p text:style-name="P65"><text:soft-page-break/>REGLAMENTO (CE) Nº 853/2004 DEL PARLAMENTO EUROPEO Y DEL CONSEJO de 29 de abril de 2004 por el que se establecen normas específicas de higiene de los alimentos de origen animal</text:p>
        </text:list-item>
        <text:list-item>
          <text:p text:style-name="P65">REAL DECRETO 3349/1983 de 30 de noviembre, por el que se aprueba la Reglamentación técnico-sanitaria para la fabricación, comercialización y utilización de plaguicidas.</text:p>
        </text:list-item>
        <text:list-item>
          <text:p text:style-name="P65">REAL DECRETO 162/1991 de 8 de febrero, por el que se modifica la Reglamentación técnico-sanitaria para la fabricación, comercialización y utilización de plaguicidas.</text:p>
        </text:list-item>
        <text:list-item>
          <text:p text:style-name="P65">REAL DECRETO 443/1994 de 11 de marzo, por el que se modifica la Reglamentación técnico-sanitaria para la fabricación, comercialización y utilización de plaguicidas.</text:p>
        </text:list-item>
        <text:list-item>
          <text:p text:style-name="P65">REAL DECRETO 830/2010, de 25 de junio, por el que se establece la normativa reguladora de la capacitación para realizar tratamientos con biocidas.</text:p>
        </text:list-item>
        <text:list-item>
          <text:p text:style-name="P65">RD. 3269/03 sobre inscripción y funcionamiento del registro oficial de establecimientos y servicios biocidas.</text:p>
        </text:list-item>
        <text:list-item>
          <text:p text:style-name="P78"><text:a xlink:type="simple" xlink:href="http://www.sergas.es/MostrarContidos_N3_T01.aspx?IdPaxina=61107" text:style-name="ListLabel_20_168" text:visited-style-name="ListLabel_20_168"><text:span text:style-name="ListLabel_20_93"><text:span text:style-name="T14">RD 1054/2002, 11 de octubre, por la que se regula el proceso de evaluación para el registro, autorización y comercialización de biocidas. (BOE nº247, 15-10-02)</text:span></text:span></text:a></text:p>
        </text:list-item>
        <text:list-item>
          <text:p text:style-name="P78"><text:a xlink:type="simple" xlink:href="http://www.sergas.es/MostrarContidos_N3_T01.aspx?IdPaxina=61108" text:style-name="ListLabel_20_168" text:visited-style-name="ListLabel_20_168"><text:span text:style-name="ListLabel_20_93"><text:span text:style-name="T14">Orden SCO/3269/2006, de 13 de octubre, por la que se establecen las bases para la inscripción y el funcionamiento del Registro Oficial de Establecimientos y Servicios Biocidas. (BOE nº 255, 25-10-06)</text:span></text:span></text:a></text:p>
        </text:list-item>
        <text:list-item>
          <text:p text:style-name="P78"><text:a xlink:type="simple" xlink:href="http://www.sergas.es/MostrarContidos_N3_T01.aspx?IdPaxina=61109" text:style-name="ListLabel_20_168" text:visited-style-name="ListLabel_20_168"><text:span text:style-name="ListLabel_20_93"><text:span text:style-name="T14">RD 3349/1983, 30 de noviembre. Reglamentación Técnico-Sanitaria para la fabricación, comercialización y utilización de plaguicidas. (BOE nº 20, 24-01-84)</text:span></text:span></text:a></text:p>
        </text:list-item>
        <text:list-item>
          <text:p text:style-name="P78"><text:a xlink:type="simple" xlink:href="http://www.sergas.es/MostrarContidos_N3_T01.aspx?IdPaxina=61110" text:style-name="ListLabel_20_168" text:visited-style-name="ListLabel_20_168"><text:span text:style-name="ListLabel_20_93"><text:span text:style-name="T14">RD 255/2003, 28 de febrero. Reglamento sobre clasificación, envasado y etiquetado de preparados peligrosos. (BOE nº54, 04-03-03)</text:span></text:span></text:a></text:p>
        </text:list-item>
        <text:list-item>
          <text:p text:style-name="P78"><text:a xlink:type="simple" xlink:href="http://www.sergas.es/MostrarContidos_N3_T01.aspx?IdPaxina=61112" text:style-name="ListLabel_20_168" text:visited-style-name="ListLabel_20_168"><text:span text:style-name="ListLabel_20_93"><text:span text:style-name="T14">Directiva 98/8/CE del Parlamento Europeo y del Consejo, de 16 de febrero de 1998 relativa a la comercialización de biocidas. (DOCE 24-04-98)</text:span></text:span></text:a></text:p>
        </text:list-item>
        <text:list-item>
          <text:p text:style-name="P78"><text:a xlink:type="simple" xlink:href="http://www.sergas.es/MostrarContidos_N3_T01.aspx?IdPaxina=61113" text:style-name="ListLabel_20_168" text:visited-style-name="ListLabel_20_168"><text:span text:style-name="ListLabel_20_93"><text:span text:style-name="T14">RD 363/1995, 10 de marzo. Reglamento sobre notificación de sustancias nuevas y clasificación, envasado y etiquetado de sustancias peligrosas. (BOE nº 133, 05-06-95)</text:span></text:span></text:a></text:p>
        </text:list-item>
        <text:list-item>
          <text:p text:style-name="P78"><text:a xlink:type="simple" xlink:href="http://www2.sergas.es/cas/DocumentacionTecnica/docs/SaudePublica/Biocidas/RD%20830-2010.pdf" office:target-frame-name="_blank" xlink:show="new" text:style-name="ListLabel_20_168" text:visited-style-name="ListLabel_20_168"><text:span text:style-name="ListLabel_20_93"><text:span text:style-name="T14">RD 830/2010, de 25 de junio, por el que se establece a normativa reguladora de la capacitación para realizar tratamientos con biocidas. (BOE nº 170, 14-07-2010)</text:span></text:span></text:a></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3">DATOS DE LIMPERGAL: EMPRESA EXTERNA CONTRATADA</text:p>
      <text:p text:style-name="P2"><text:soft-page-break/></text:p>
      <table:table table:name="Tabla3" table:style-name="Tabla3">
        <table:table-column table:style-name="Tabla3.A"/>
        <table:table-column table:style-name="Tabla3.B"/>
        <table:table-row table:style-name="Tabla3.1">
          <table:table-cell table:style-name="Tabla3.A1" office:value-type="string">
            <text:p text:style-name="P24">EMPRESA DE SERVICIO</text:p>
          </table:table-cell>
          <table:table-cell table:style-name="Tabla3.A1" office:value-type="string">
            <text:p text:style-name="P28">LIMPERGAL S.L.</text:p>
          </table:table-cell>
        </table:table-row>
        <table:table-row table:style-name="Tabla3.1">
          <table:table-cell table:style-name="Tabla3.A1" office:value-type="string">
            <text:p text:style-name="P24">CIF</text:p>
          </table:table-cell>
          <table:table-cell table:style-name="Tabla3.A1" office:value-type="string">
            <text:p text:style-name="P28">B-27141159</text:p>
          </table:table-cell>
        </table:table-row>
        <table:table-row table:style-name="Tabla3.1">
          <table:table-cell table:style-name="Tabla3.A1" office:value-type="string">
            <text:p text:style-name="P24">DOMICILIO </text:p>
          </table:table-cell>
          <table:table-cell table:style-name="Tabla3.A1" office:value-type="string">
            <text:p text:style-name="P28">PARQUE EMPRESARIAL AS GÁNDARAS – CALLE A – PARCELA O43 – 27003 – LUGO</text:p>
          </table:table-cell>
        </table:table-row>
        <table:table-row table:style-name="Tabla3.1">
          <table:table-cell table:style-name="Tabla3.A1" office:value-type="string">
            <text:p text:style-name="P24">TELÉFONO DE CONTACTO</text:p>
          </table:table-cell>
          <table:table-cell table:style-name="Tabla3.A1" office:value-type="string">
            <text:p text:style-name="P29">982201960</text:p>
          </table:table-cell>
        </table:table-row>
        <table:table-row table:style-name="Tabla3.1">
          <table:table-cell table:style-name="Tabla3.A1" office:value-type="string">
            <text:p text:style-name="P24">CORREO ELECTRÓNICO</text:p>
          </table:table-cell>
          <table:table-cell table:style-name="Tabla3.A1" office:value-type="string">
            <text:p text:style-name="P19"><text:a xlink:type="simple" xlink:href="mailto:desinfeccion@limpergal.com" text:style-name="ListLabel_20_169" text:visited-style-name="ListLabel_20_169"><text:span text:style-name="Internet_20_link"><text:span text:style-name="T15">desinfeccion@limpergal.com</text:span></text:span></text:a></text:p>
          </table:table-cell>
        </table:table-row>
        <table:table-row table:style-name="Tabla3.1">
          <table:table-cell table:style-name="Tabla3.A1" office:value-type="string">
            <text:p text:style-name="P24">ROESB</text:p>
          </table:table-cell>
          <table:table-cell table:style-name="Tabla3.A1" office:value-type="string">
            <text:p text:style-name="P22">0163 - GAL – SLU</text:p>
          </table:table-cell>
        </table:table-row>
      </table:table>
      <text:p text:style-name="P4"/>
      <table:table table:name="Tabla4" table:style-name="Tabla4">
        <table:table-column table:style-name="Tabla4.A"/>
        <table:table-column table:style-name="Tabla4.B"/>
        <table:table-row table:style-name="Tabla4.1">
          <table:table-cell table:style-name="Tabla4.A1" office:value-type="string">
            <text:p text:style-name="P27">FECHA PRESENTACIÓN PROGRAMA </text:p>
          </table:table-cell>
          <table:table-cell table:style-name="Tabla4.A1" office:value-type="string">
            <text:p text:style-name="P51"><text:a xlink:type="simple" xlink:href="py3o://function=format_date(o.date_start,%20'%25d/%25m/%25Y')" text:style-name="Internet_20_link" text:visited-style-name="Visited_20_Internet_20_Link"><text:span text:style-name="T18">function=format_date(o.date_start, '%d/%m/%Y')</text:span></text:a></text:p>
          </table:table-cell>
        </table:table-row>
      </table:table>
      <text:p text:style-name="P4"/>
      <table:table table:name="Tabla5" table:style-name="Tabla5">
        <table:table-column table:style-name="Tabla5.A"/>
        <table:table-column table:style-name="Tabla5.B"/>
        <table:table-row table:style-name="Tabla5.1">
          <table:table-cell table:style-name="Tabla5.A1" table:number-columns-spanned="2" office:value-type="string">
            <text:p text:style-name="P26">PERIODICIDAD REVISIONES </text:p>
          </table:table-cell>
          <table:covered-table-cell/>
        </table:table-row>
        <table:table-row table:style-name="Tabla5.2">
          <table:table-cell table:style-name="Tabla5.A2" table:number-columns-spanned="2" office:value-type="string">
            <text:p text:style-name="P39"><text:a xlink:type="simple" xlink:href="py3o://for=%22d%20in%20o.type_ddd_ids.filtered(lambda%20x%20:%20x.code%20!=%20'legionella')%22" text:style-name="Internet_20_link" text:visited-style-name="Visited_20_Internet_20_Link"><text:span text:style-name="T28">for="d in o.type_ddd_ids.filtered(lambda x : x.code != 'legionella')"</text:span></text:a></text:p>
          </table:table-cell>
          <table:covered-table-cell/>
        </table:table-row>
        <table:table-row table:style-name="Tabla5.2">
          <table:table-cell table:style-name="Tabla5.A3" office:value-type="string">
            <text:p text:style-name="P25"><text:user-field-get text:name="py3o.d.name">name_DDD</text:user-field-get></text:p>
          </table:table-cell>
          <table:table-cell table:style-name="Tabla5.A2" office:value-type="string">
            <text:p text:style-name="P39"><text:a xlink:type="simple" xlink:href="py3o://function=%22eval('o.periodicity_'+d.code,%20%7B'o':o%7D)%22" text:style-name="Internet_20_link" text:visited-style-name="Visited_20_Internet_20_Link"><text:span text:style-name="T29">function="eval('o.periodicity_'+d.code, {'o':o})"</text:span></text:a></text:p>
          </table:table-cell>
        </table:table-row>
        <table:table-row table:style-name="Tabla5.4">
          <table:table-cell table:style-name="Tabla5.A2" table:number-columns-spanned="2" office:value-type="string">
            <text:p text:style-name="P39"><text:a xlink:type="simple" xlink:href="py3o:///for" text:style-name="Internet_20_link" text:visited-style-name="Visited_20_Internet_20_Link"><text:span text:style-name="T19">for</text:span></text:a></text:p>
          </table:table-cell>
          <table:covered-table-cell/>
        </table:table-row>
      </table:table>
      <text:p text:style-name="P4"/>
      <table:table table:name="Tabla6" table:style-name="Tabla6">
        <table:table-column table:style-name="Tabla6.A"/>
        <table:table-column table:style-name="Tabla6.B"/>
        <table:table-row table:style-name="Tabla6.1">
          <table:table-cell table:style-name="Tabla6.A1" office:value-type="string">
            <text:p text:style-name="P25">ACTIVIDADES CONTRATADAS </text:p>
          </table:table-cell>
          <table:table-cell table:style-name="Tabla6.A1" office:value-type="string">
            <text:p text:style-name="P20"><text:a xlink:type="simple" xlink:href="py3o://function=%22'%20-%20'.join([x.name.upper()%20for%20x%20in%20o.type_ddd_ids])%22" text:style-name="Internet_20_link" text:visited-style-name="Visited_20_Internet_20_Link"><text:span text:style-name="T16">function="' - '.join([x.name.upper() for x in o.type_ddd_ids])"</text:span></text:a></text:p>
          </table:table-cell>
        </table:table-row>
      </table:table>
      <text:p text:style-name="P4"/>
      <table:table table:name="Tabla7" table:style-name="Tabla7">
        <table:table-column table:style-name="Tabla7.A"/>
        <table:table-column table:style-name="Tabla7.B"/>
        <table:table-row table:style-name="Tabla7.1">
          <table:table-cell table:style-name="Tabla7.A1" office:value-type="string">
            <text:p text:style-name="P25">POSIBLES VECTORES A COMBATIR TRAS EL DIAGNÓSTICO INICIAL </text:p>
          </table:table-cell>
          <table:table-cell table:style-name="Tabla7.A1" office:value-type="string">
            <text:p text:style-name="P21"><text:a xlink:type="simple" xlink:href="py3o://function=%22'%20-%20'.join([x.vectors_to_fight.upper()%20for%20x%20in%20o.type_ddd_ids%20if%20x.vectors_to_fight])%22" text:style-name="Internet_20_link" text:visited-style-name="Visited_20_Internet_20_Link"><text:span text:style-name="T17">function="' - '.join([x.vectors_to_fight.upper() for x in o.type_ddd_ids if x.vectors_to_fight])"</text:span></text:a></text:p>
          </table:table-cell>
        </table:table-row>
      </table:table>
      <text:p text:style-name="P4"/>
      <table:table table:name="Tabla8" table:style-name="Tabla8">
        <table:table-column table:style-name="Tabla8.A"/>
        <table:table-column table:style-name="Tabla8.B"/>
        <table:table-row table:style-name="Tabla8.1">
          <table:table-cell table:style-name="Tabla8.A1" office:value-type="string">
            <text:p text:style-name="P25">RENOVACIÓN CONTRACTUAL</text:p>
          </table:table-cell>
          <table:table-cell table:style-name="Tabla8.A1" office:value-type="string">
            <text:p text:style-name="P38">AUTOMÁTICAMENTE AL CUMPLIRSE EL AÑO SALVO PREVIA NOTIFICACIÓN POR ESCRITO AL MENOS CON 3 MESES DE ANTELACIÓN POR ALGUNA DE LAS PARTES CONTRACTUALES</text:p>
          </table:table-cell>
        </table:table-row>
      </table:table>
      <text:p text:style-name="P4"/>
      <text:p text:style-name="P53"/>
      <text:p text:style-name="P62"/>
      <text:p text:style-name="P63">2. INDICE </text:p>
      <text:p text:style-name="P31"/>
      <text:list xml:id="list2040310801" text:style-name="WWNum3">
        <text:list-item>
          <text:h text:style-name="P83" text:outline-level="2">Proyecto técnico para la realización de los servicios de desinfección, desinsectación y desratización.</text:h>
          <text:list>
            <text:list-item>
              <text:h text:style-name="P84" text:outline-level="2">Calendario de aplicación y garantía del servicio</text:h>
            </text:list-item>
            <text:list-item>
              <text:h text:style-name="P84" text:outline-level="2">Relación de maquinaria y equipos a emplear.</text:h>
            </text:list-item>
            <text:list-item>
              <text:h text:style-name="P84" text:outline-level="2">Relación de personal encargado y cualificación</text:h>
            </text:list-item>
          </text:list>
        </text:list-item>
      </text:list>
      <text:h text:style-name="P87" text:outline-level="2"/>
      <text:list xml:id="list124653920213892" text:continue-numbering="true" text:style-name="WWNum3">
        <text:list-item>
          <text:h text:style-name="P83" text:outline-level="2">Desarrollo de los programas</text:h>
          <text:list>
            <text:list-item>
              <text:h text:style-name="P84" text:outline-level="2">Actuaciones a realizar para el Control integral de Plagas </text:h>
            </text:list-item>
            <text:list-item>
              <text:h text:style-name="P84" text:outline-level="2">Actuaciones preventivas/correctivas</text:h>
            </text:list-item>
          </text:list>
        </text:list-item>
      </text:list>
      <text:p text:style-name="P5"/>
      <text:p text:style-name="P4"/>
      <text:p text:style-name="P4"/>
      <text:p text:style-name="P63">3. PROGRAMA DE PREVENCIÓN - CONTROL</text:p>
      <text:p text:style-name="P52"/>
      <text:list xml:id="list3668615120" text:style-name="WWNum9">
        <text:list-item>
          <text:h text:style-name="P88" text:outline-level="2">Proyecto técnico para la realización de los servicios de desinfección, desinsectación y desratización.</text:h>
        </text:list-item>
      </text:list>
      <text:p text:style-name="P6"/>
      <text:list xml:id="list124654167062820" text:continue-numbering="true" text:style-name="WWNum9">
        <text:list-item>
          <text:list>
            <text:list-item>
              <text:h text:style-name="P85" text:outline-level="2">Calendario de aplicación y garantía del servicio</text:h>
            </text:list-item>
          </text:list>
        </text:list-item>
      </text:list>
      <text:p text:style-name="P6"/>
      <text:p text:style-name="P23"><text:span text:style-name="T10">S</text:span><text:span text:style-name="T12">e propone un régimen de visitas según lo indicado anteriormente, realizando durante las mismas las siguientes actuaciones en función de los servicios contratados:</text:span></text:p>
      <text:p text:style-name="P33"/>
      <text:list xml:id="list2233167677" text:style-name="WWNum7">
        <text:list-item>
          <text:p text:style-name="P68">Control de muestreadores para insectos (Portacebos con feromonas) y actuación en su caso.</text:p>
        </text:list-item>
        <text:list-item>
          <text:p text:style-name="P68">Control de muestreadores para roedores (Portacebos de seguridad), reposición de raticidas, valoración de la plaga y colocación de nuevos puntos de control si procede.</text:p>
        </text:list-item>
      </text:list>
      <text:list xml:id="list814106465" text:style-name="WWNum8">
        <text:list-item>
          <text:p text:style-name="P69">Desinsectación preventiva en zonas críticas.</text:p>
        </text:list-item>
        <text:list-item>
          <text:p text:style-name="P69">Desinfección preventiva en zonas críticas.</text:p>
        </text:list-item>
      </text:list>
      <text:p text:style-name="P32"/>
      <text:p text:style-name="P32">Independientemente del número previamente establecido y en función de la plaga, el número de portacebos y/o controladores de feromonas, puede verse incrementado según el criterio del técnico.</text:p>
      <text:p text:style-name="P59"><text:span text:style-name="T11">Al inicio de la actividad se realizará un diagnóstico de la situación y se propondrá y desarrollará el Programa de actuación y la Evaluación de las actividades desarrolladas, incluyendo los Equipos utilizados durante las actuaciones y las Fichas de seguridad de los productos biocidas utilizados en las actuaciones. Así mismo se entregará el plano con la situación de los cebos y la justificación de la Formación actualizada del responsable (certificado de profesionalidad equivalente al antiguo DDD cualificado o titulación superior universitaria equivalente) y la Formación actualizada del aplicador (DDD básico, y a partir de JULIO DE 2016 certificado de profesionalidad equivalente). </text:span><text:span text:style-name="T10">Tras cada actuación se entregará en un plazo menor de 1 semana el certificado de las actuaciones con la información especificada en la Orden de 26 de maio de 2008 (DOGA)</text:span></text:p>
      <text:p text:style-name="P6"/>
      <text:p text:style-name="P6"/>
      <text:p text:style-name="P6"/>
      <text:p text:style-name="P6"><text:soft-page-break/></text:p>
      <text:p text:style-name="P6"/>
      <text:list xml:id="list124652473224888" text:continue-list="list124654167062820" text:style-name="WWNum9">
        <text:list-item>
          <text:list>
            <text:list-item>
              <text:h text:style-name="P85" text:outline-level="2">Relación de maquinaria y equipos a emplear.</text:h>
            </text:list-item>
          </text:list>
        </text:list-item>
      </text:list>
      <text:p text:style-name="P5"/>
      <text:h text:style-name="P66" text:outline-level="2">RELACIÓN DE MAQUINARIA A EMPLEAR</text:h>
      <table:table table:name="Tabla9" table:style-name="Tabla9">
        <table:table-column table:style-name="Tabla9.A"/>
        <table:table-column table:style-name="Tabla9.B"/>
        <table:table-row table:style-name="Tabla9.1">
          <table:table-cell table:style-name="Tabla9.A1" office:value-type="string">
            <text:h text:style-name="P79" text:outline-level="2">EQUIPO</text:h>
          </table:table-cell>
          <table:table-cell table:style-name="Tabla9.A1" office:value-type="string">
            <text:h text:style-name="P79" text:outline-level="2">FINALIDAD</text:h>
          </table:table-cell>
        </table:table-row>
        <table:table-row table:style-name="Tabla9.2">
          <table:table-cell table:style-name="Tabla9.A2" table:number-columns-spanned="2" office:value-type="string">
            <text:h text:style-name="P80" text:outline-level="2"><text:a xlink:type="simple" xlink:href="py3o://for=%22m%20in%20o.type_ddd_ids.mapped('machinery_to_employ_ids')%22" text:style-name="Internet_20_link" text:visited-style-name="Visited_20_Internet_20_Link"><text:span text:style-name="T4">for="m in o.type_ddd_ids.mapped('machinery_to_employ_ids')"</text:span></text:a></text:h>
          </table:table-cell>
          <table:covered-table-cell/>
        </table:table-row>
        <table:table-row table:style-name="Tabla9.2">
          <table:table-cell table:style-name="Tabla9.A3" office:value-type="string">
            <text:h text:style-name="P81" text:outline-level="2"><text:user-field-get text:name="py3o.m.name">machinery_name</text:user-field-get></text:h>
          </table:table-cell>
          <table:table-cell table:style-name="Tabla9.B3" office:value-type="string">
            <text:h text:style-name="P89" text:outline-level="2"><text:user-field-get text:name="py3o.m.purpose_machinery">purpose_machinery_name</text:user-field-get></text:h>
          </table:table-cell>
        </table:table-row>
        <table:table-row table:style-name="Tabla9.2">
          <table:table-cell table:style-name="Tabla9.A2" table:number-columns-spanned="2" office:value-type="string">
            <text:h text:style-name="P80" text:outline-level="2"><text:a xlink:type="simple" xlink:href="py3o:///for" text:style-name="Internet_20_link" text:visited-style-name="Visited_20_Internet_20_Link"><text:span text:style-name="T3">for</text:span></text:a></text:h>
          </table:table-cell>
          <table:covered-table-cell/>
        </table:table-row>
      </table:table>
      <text:h text:style-name="P92" text:outline-level="2"/>
      <text:h text:style-name="P66" text:outline-level="2">RELACIÓN DE EQUIPOS A EMPLEAR </text:h>
      <table:table table:name="Tabla10" table:style-name="Tabla10">
        <table:table-column table:style-name="Tabla10.A"/>
        <table:table-column table:style-name="Tabla10.B"/>
        <table:table-row table:style-name="Tabla10.1">
          <table:table-cell table:style-name="Tabla10.A1" office:value-type="string">
            <text:h text:style-name="P79" text:outline-level="2">EQUIPO</text:h>
          </table:table-cell>
          <table:table-cell table:style-name="Tabla10.A1" office:value-type="string">
            <text:h text:style-name="P79" text:outline-level="2">FINALIDAD</text:h>
          </table:table-cell>
        </table:table-row>
        <table:table-row table:style-name="Tabla10.2">
          <table:table-cell table:style-name="Tabla10.A2" table:number-columns-spanned="2" office:value-type="string">
            <text:h text:style-name="P80" text:outline-level="2"><text:a xlink:type="simple" xlink:href="py3o://for=%22e%20in%20o.type_ddd_ids.mapped('equipment_to_be_used_ids')%22" text:style-name="Internet_20_link" text:visited-style-name="Visited_20_Internet_20_Link"><text:span text:style-name="T5">for="e in o.type_ddd_ids.mapped('equipment_to_be_used_ids')"</text:span></text:a></text:h>
          </table:table-cell>
          <table:covered-table-cell/>
        </table:table-row>
        <table:table-row table:style-name="Tabla10.2">
          <table:table-cell table:style-name="Tabla10.A3" office:value-type="string">
            <text:h text:style-name="P75" text:outline-level="2"><text:user-field-get text:name="py3o.e.name">equipement_name</text:user-field-get></text:h>
          </table:table-cell>
          <table:table-cell table:style-name="Tabla10.B3" office:value-type="string">
            <text:h text:style-name="P75" text:outline-level="2"><text:user-field-get text:name="py3o.e.purpose_equipment">purpose_equipment</text:user-field-get></text:h>
          </table:table-cell>
        </table:table-row>
        <table:table-row table:style-name="Tabla10.2">
          <table:table-cell table:style-name="Tabla10.A4" table:number-columns-spanned="2" office:value-type="string">
            <text:h text:style-name="P80" text:outline-level="2"><text:a xlink:type="simple" xlink:href="py3o:///for" text:style-name="Internet_20_link" text:visited-style-name="Visited_20_Internet_20_Link"><text:span text:style-name="T21">for</text:span></text:a></text:h>
          </table:table-cell>
          <table:covered-table-cell/>
        </table:table-row>
      </table:table>
      <text:h text:style-name="P92" text:outline-level="2"/>
      <text:p text:style-name="P5"/>
      <text:p text:style-name="P7"/>
      <text:p text:style-name="P5"/>
      <text:list xml:id="list124653373597488" text:continue-numbering="true" text:style-name="WWNum9">
        <text:list-item>
          <text:list>
            <text:list-item>
              <text:h text:style-name="P85" text:outline-level="2">Relación de personal encargado y cualificación</text:h>
            </text:list-item>
          </text:list>
        </text:list-item>
      </text:list>
      <text:p text:style-name="P4"/>
      <text:p text:style-name="P4"/>
      <text:h text:style-name="P66" text:outline-level="2">EQUIPO TÉCNICO</text:h>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office:value-type="string">
            <text:h text:style-name="P76" text:outline-level="2">NOMBRE</text:h>
          </table:table-cell>
          <table:table-cell table:style-name="Tabla11.A1" office:value-type="string">
            <text:h text:style-name="P76" text:outline-level="2">Carnet de manipulador de productos Biocidas (nivel básico-aplicador)</text:h>
          </table:table-cell>
          <table:table-cell table:style-name="Tabla11.A1" office:value-type="string">
            <text:h text:style-name="P76" text:outline-level="2">Carnet de manipulador de productos Biocidas (Nivel cualificado-responsable técnico)</text:h>
          </table:table-cell>
          <table:table-cell table:style-name="Tabla11.A1" office:value-type="string">
            <text:h text:style-name="P76" text:outline-level="2">OTROS</text:h>
          </table:table-cell>
        </table:table-row>
        <table:table-row table:style-name="Tabla11.1">
          <table:table-cell table:style-name="Tabla11.A2" table:number-columns-spanned="4" office:value-type="string">
            <text:h text:style-name="P80" text:outline-level="2"><text:a xlink:type="simple" xlink:href="py3o://for=%22q%20in%20o.env['hr.employee'].search(['%7C',%20('bpm_card_basic_level',%20'=',%20True),%20('bpm_card_qualified_level',%20'=',%20True)])%22" text:style-name="Internet_20_link" text:visited-style-name="Visited_20_Internet_20_Link"><text:span text:style-name="T22">for="q in o.env['hr.employee'].search(['|', ('bpm_card_basic_level', '=', True), ('bpm_card_qualified_level', '=', True)])"</text:span></text:a></text:h>
          </table:table-cell>
          <table:covered-table-cell/>
          <table:covered-table-cell/>
          <table:covered-table-cell/>
        </table:table-row>
        <table:table-row table:style-name="Tabla11.1">
          <table:table-cell table:style-name="Tabla11.A3" office:value-type="string">
            <text:h text:style-name="P77" text:outline-level="2"><text:user-field-get text:name="py3o.q.name">technical_team.name</text:user-field-get></text:h>
          </table:table-cell>
          <table:table-cell table:style-name="Tabla11.B3" office:value-type="string">
            <text:h text:style-name="P80" text:outline-level="2"><text:a xlink:type="simple" xlink:href="py3o://function=%22q.bpm_card_basic_level%20and%20'SI'%20or%20'NO'%22" text:style-name="Internet_20_link" text:visited-style-name="Visited_20_Internet_20_Link"><text:span text:style-name="T23">function="q.bpm_card_basic_level and 'SI' or 'NO'"</text:span></text:a></text:h>
          </table:table-cell>
          <table:table-cell table:style-name="Tabla11.C3" office:value-type="string">
            <text:h text:style-name="P80" text:outline-level="2"><text:a xlink:type="simple" xlink:href="py3o://function=%22q.bpm_card_qualified_level%20and%20'SI'%20or%20'NO'%22" text:style-name="Internet_20_link" text:visited-style-name="Visited_20_Internet_20_Link"><text:span text:style-name="T24">function="q.bpm_card_qualified_level and 'SI' or 'NO'"</text:span></text:a></text:h>
          </table:table-cell>
          <table:table-cell table:style-name="Tabla11.D3" office:value-type="string">
            <text:h text:style-name="P77" text:outline-level="2"><text:user-field-get text:name="py3o.q.others">technical_team.others</text:user-field-get></text:h>
          </table:table-cell>
        </table:table-row>
        <table:table-row table:style-name="Tabla11.1">
          <table:table-cell table:style-name="Tabla11.A4" table:number-columns-spanned="4" office:value-type="string">
            <text:h text:style-name="P80" text:outline-level="2"><text:a xlink:type="simple" xlink:href="py3o:///for" text:style-name="Internet_20_link" text:visited-style-name="Visited_20_Internet_20_Link"><text:span text:style-name="T25">for</text:span></text:a></text:h>
          </table:table-cell>
          <table:covered-table-cell/>
          <table:covered-table-cell/>
          <table:covered-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67" text:outline-level="2">2. Desarrollo de los programas</text:h>
      <text:p text:style-name="P5"/>
      <text:list xml:id="list2783519431" text:style-name="WWNum10">
        <text:list-item>
          <text:list>
            <text:list-item>
              <text:h text:style-name="P86" text:outline-level="2">Actuaciones a realizar para el Control integral de Plagas </text:h>
            </text:list-item>
          </text:list>
        </text:list-item>
      </text:list>
      <text:p text:style-name="P33"/>
      <text:p text:style-name="P23"><text:span text:style-name="T12">Desde </text:span><text:span text:style-name="T9">LIMPERGAL</text:span><text:span text:style-name="T12">, definimos el </text:span><text:span text:style-name="T9">Plan de Control de Plagas</text:span><text:span text:style-name="T12"> como el sistema que engloba los procesos de prevención y/o control necesarios para conseguir las condiciones sanitario-</text:span><text:soft-page-break/><text:span text:style-name="T12">ambientales adecuadas para evitar la proliferación de organismos nocivos, plagas y vectores, minimizando los riesgos para la salud y el medioambiente.</text:span></text:p>
      <text:p text:style-name="P33"/>
      <text:p text:style-name="P33">Incluimos tres etapas:</text:p>
      <text:p text:style-name="P33"/>
      <text:list xml:id="list413631691" text:style-name="WWNum4">
        <text:list-item>
          <text:p text:style-name="P70">Diagnóstico de situación</text:p>
        </text:list-item>
        <text:list-item>
          <text:p text:style-name="P70">Programa de actuación</text:p>
        </text:list-item>
        <text:list-item>
          <text:p text:style-name="P70">Evaluación</text:p>
        </text:list-item>
      </text:list>
      <text:p text:style-name="P16"/>
      <text:p text:style-name="P16"/>
      <text:p text:style-name="P16"/>
      <text:p text:style-name="P34">DIAGNÓSTICO DE SITUACIÓN</text:p>
      <text:p text:style-name="P33"/>
      <text:p text:style-name="P33">El Diagnóstico de actuación es la valoración previa al diseño e implantación del Programa de Actuación e incluirá la descripción del origen e identificación de los organismos nocivos, su distribución y extensión y la determinación de los factores que originan y/o favorecen su proliferación.</text:p>
      <text:p text:style-name="P33">Se realiza un informe previo de la instalación, realizando una inspección, recogiendo datos relativos a las especies existentes, focos de infestación y su distribución, las condiciones de las instalaciones y del entorno.</text:p>
      <text:p text:style-name="P33"/>
      <text:p text:style-name="P16"/>
      <text:p text:style-name="P34">PROGRAMA DE ACTUACIÓN</text:p>
      <text:p text:style-name="P33"/>
      <text:p text:style-name="P23"><text:span text:style-name="T12">Es el conjunto de medidas y estrategias de actuación, secuenciadas en el tiempo, necesarias para mantener la población de especies nocivas por debajo del </text:span><text:span text:style-name="T9">umbral de tolerancia</text:span><text:span text:style-name="T12">: además se deben incluir los procedimientos de comunicación, gestión y educación sanitaria de los usuarios de las instalaciones que garanticen su viabilidad, quedando todo ello, recogido en un documento.</text:span></text:p>
      <text:p text:style-name="P33"/>
      <text:p text:style-name="P16"/>
      <text:p text:style-name="P34">EVALUACIÓN</text:p>
      <text:p text:style-name="P33"/>
      <text:p text:style-name="P33">Es el seguimiento continuado del nivel de contaminación/infestación y de las medidas de control y estrategias adoptadas.</text:p>
      <text:p text:style-name="P33">Se tiene en cuenta el grado de cumplimiento del programa de actuación, la efectividad del programa de actuación y los posibles efectos adversos sobre la salud de las personas.</text:p>
      <text:p text:style-name="P33">Todo ello, nos permite valorar si es necesario introducir modificaciones en el Programa de actuación o incluso, llegado el caso, la revisión global del Plan de Control.</text:p>
      <text:p text:style-name="P33"/>
      <text:p text:style-name="P16"/>
      <text:p text:style-name="P16"/>
      <text:p text:style-name="P16"/>
      <text:p text:style-name="P16"/>
      <text:p text:style-name="P33"/>
      <text:p text:style-name="P35">DESARROLLO DEL PROGRAMA DE DESRATIZACIÓN – DESINSECTACIÓN - DESINFECCIÓN</text:p>
      <text:p text:style-name="P33"/>
      <text:p text:style-name="P34"/>
      <text:p text:style-name="P34">INTRODUCCIÓN</text:p>
      <text:p text:style-name="P33"/>
      <text:p text:style-name="P33">DESRATIZACIÓN:</text:p>
      <text:p text:style-name="P33">Algunas especies de roedores (principalmente, la rata gris, Rattus norvegicus, la rata negra, Rattus rattus, y el ratón doméstico, Mus musculus), se comportan como animales altamente <text:soft-page-break/>adaptados al medio y capaces de darse las circunstancias ambientales propicias, de colonizar infraestructuras urbanas y de acceder al interior de edificios.</text:p>
      <text:p text:style-name="P33">Estos roedores, son un riesgo para la salud pública, ya que son responsables de la transmisión de diversas enfermedades al ser humano actuando como reservorios y vectores de enfermedades: además, contaminan el agua los alimentos y las mercancías. </text:p>
      <text:p text:style-name="P33">En consecuencia, la existencia de un Plan de prevención y control de roedores (Plan de desratización), es imprescindible.</text:p>
      <text:p text:style-name="P33"/>
      <text:p text:style-name="P33">DESINSECTACIÓN:</text:p>
      <text:p text:style-name="P33">Los artrópodos (especialmente insectos, arácnidos, etc), pueden llegar a ser un riesgo potencial para la salud pública, pudiendo originar un variado espectro de afecciones infecciosas, tóxicas y alérgicas y constituir un foco de contaminación de alimentos, además de deteriorar los materiales y mercancías y de producir molestias diversas.</text:p>
      <text:p text:style-name="P33">La existencia de un Plan de prevención y control de artrópodos (Plan de Desinsectación), es esencial para garantizar la calidad en los ambientes interiores.</text:p>
      <text:p text:style-name="P33"/>
      <text:p text:style-name="P16">DESINFECCIÓN:</text:p>
      <text:p text:style-name="P16">La presencia de microorganismos en condiciones ambientales que favorezcan su proliferación puede derivar en un crecimiento hasta niveles peligrosos o intolerables para el ser humano. La detección de zonas de riesgo (condiciones ambientales – superficies de proliferación) y el desarrollo de un programa de control y prevención es indispensable para controlar el crecimiento microbiano en determinadas zonas de riesgo. </text:p>
      <text:p text:style-name="P34"/>
      <text:p text:style-name="P16"/>
      <text:p text:style-name="P34">DIAGNÓSTICO DE SITUACIÓN</text:p>
      <text:p text:style-name="P33"/>
      <text:p text:style-name="P16">DESRATIZACIÓN:</text:p>
      <text:p text:style-name="P33">El objetivo es determinar la existencia de infestación de roedores (magnitud, localización, posibilidad de control, etc.), así como la vulnerabilidad de la instalación al acceso de roedores.</text:p>
      <text:p text:style-name="P33">Se realizará un diagnóstico teniendo en cuenta el entorno inmediato al centro, los planos y diagramas técnicos de la instalación, antecedentes de presencia y control de roedores, plan de limpieza y cualquier otra información adicional relevante.</text:p>
      <text:p text:style-name="P33">Se colocan varios atrayentes para evaluar la incidencia y tipo de infestación.</text:p>
      <text:p text:style-name="P16"/>
      <text:p text:style-name="P16">DESINSECTACIÓN:</text:p>
      <text:p text:style-name="P33">La gran variedad de especies que pueden actuar como plagas así como la variabilidad en las formas de desplazamiento, fuentes de alimentación, ritmos biológicos, comportamientos de cada una de ellas, etc, hace imprescindible establecer un plan de control específico para cada empresa – zona a tratar. </text:p>
      <text:p text:style-name="P33">Para ello, se recopilará datos del centro y se adaptará un plan específico.</text:p>
      <text:p text:style-name="P33">Mediante la valoración de los datos obtenidos, así como de cualquier otro de relevancia, y en base a la biología y comportamiento del artrópodo a controlar, se emitirá un Diagnóstico de Situación y se aplicará el programa de actuación, incluyendo los factores higiénico-sanitarios estructurales y ambientales, así como las prácticas laborales inadecuadas que incrementen el riesgo y la urgencia o nivel de intervención requerido.</text:p>
      <text:p text:style-name="P16"/>
      <text:p text:style-name="P33"/>
      <text:p text:style-name="P33">En general la situación del centro frente a la población de diferentes plagas y vectores se puede definir como estable, es decir que dichas poblaciones se presenta tasa muy baja de individuos, exceptuando la presencia de cucarachas desde hace varios meses en determinadas <text:soft-page-break/>zonas localizadas del local, debido al aumento de las temperaturas y a la red de saneamiento de la ciudad donde está ubicado el establecimiento. </text:p>
      <text:p text:style-name="P16"/>
      <text:p text:style-name="P16">DESINFECCIÓN:</text:p>
      <text:p text:style-name="P16">La gran variedad de microorganismos existentes hace imprescindible la revisión y estudio de condiciones ambientales que de forma general puedan da lugar a un incremento en el número de organismos a niveles intolerables (calor, humedad), así mismo hay que tener en cuenta la existencia de superficies – nutrientes que favorezcan su desarrollo (moquetas – superficies alimentarias - …)</text:p>
      <text:p text:style-name="P16"/>
      <text:p text:style-name="P16"/>
      <text:p text:style-name="P34">PROGRAMA DE ACTUACIÓN</text:p>
      <text:p text:style-name="P33"/>
      <text:p text:style-name="P33">En el Programa de Actuación, se elabora en base a los datos recogidos en el Diagnóstico de Situación. Se toman medidas como el asesoramiento al personal del centro en cuanto almacenamiento de materias primas, planes de limpieza, accesos al interior del local, etc.</text:p>
      <text:p text:style-name="P16"/>
      <text:p text:style-name="P30">DESRATIZACIÓN:</text:p>
      <text:p text:style-name="P30">El protocolo a seguir en todas las instalaciones del centro será el siguiente:</text:p>
      <text:p text:style-name="P30">INSPECCIÓN del local, tomando nota del tamaño del establecimiento, factores externos e internos, posibles riesgos así como el grado de infestación inicial.</text:p>
      <text:p text:style-name="P23"><text:span text:style-name="T8">COLOCACIÓN de portacebos (solo manipulables bajo llave de seguridad), en puntos estratégicos del edificio. Se recogerán en plano, </text:span><text:span text:style-name="T12">debidamente enumerados y detallados en el plan</text:span><text:span text:style-name="T8"> indicando si son destinados a rata o a ratón así como la presencia de trampas para insectos rastreros. Confección del mapa de cebos.</text:span></text:p>
      <text:p text:style-name="P30">REVISIÓN con la periodicidad contratada de los puntos de muestreo, anotando el consumo encontrado (nº de cebo mordido) y/o signos de presencia de roedores si los hubiera, en los certificados entregados tras la visita.</text:p>
      <text:p text:style-name="P30"/>
      <text:p text:style-name="P15">DESINSECTACIÓN:</text:p>
      <text:p text:style-name="P33">Su objetivo es evitar la presencia de artrópodos por encima de los niveles o umbrales de tolerancia establecidos.</text:p>
      <text:p text:style-name="P33">Para ello, y en caso necesario se realizará una campaña de choque en todas las zonas húmedas y denominadas de riesgo de la instalación así como exteriores y zonas críticas y se tendrá control de los muestreadores en su caso, que se colocarán en puntos estratégicos para tal fin.</text:p>
      <text:p text:style-name="P30">Los métodos que se emplearán garantizarán la protección del medio ambiente y lograrán una disminución eficaz de insectos y artrópodos nocivos.</text:p>
      <text:p text:style-name="P2">En la medida de lo posible se establecerán medidas preventivas para la reducción / control de los insectos rastreros / voladores. Se indicaran medidas a llevar a cabo, las cuales se indicarán en el certificado entregado tras la visita: barreras físicas, evitar grietas, telas mosquiteras, BBPP, evitar huecos, orden, limpieza, exteriores sin maleza,…</text:p>
      <text:p text:style-name="P30">Tras la barrera física, los métodos químicos serán el principal medio del programa, dado que ofrecen la mayor eficiencia. <text:s/>Se utilizarán productos químicos que ofrezcan la máxima eficacia y la mínima toxicidad, debidamente formulados para las diferentes áreas que se traten.</text:p>
      <text:p text:style-name="P30">Al finalizar la jornada de trabajo, los aplicadores dejarán en las instalaciones los correspondientes partes de trabajo donde se recogerán datos como la clase de productos empleados.</text:p>
      <text:p text:style-name="P16"/>
      <text:p text:style-name="P16"/>
      <text:p text:style-name="P16"/>
      <text:p text:style-name="P16"/>
      <text:p text:style-name="P16"><text:soft-page-break/></text:p>
      <text:p text:style-name="P16"/>
      <text:p text:style-name="P16">DESINFECCIÓN</text:p>
      <text:p text:style-name="P33">Su objetivo es evitar la proliferación a niveles peligrosos para la salud humana de microorganismos nocivos.</text:p>
      <text:p text:style-name="P23"><text:span text:style-name="T12">Para ello, y en caso necesario se realizará una campaña de tratamiento en todas las zonas de riesgo. </text:span><text:span text:style-name="T8">Los métodos que se emplearán garantizarán la protección del medio ambiente y lograrán una disminución eficaz de organismos nocivos.</text:span></text:p>
      <text:p text:style-name="P2">En la medida de lo posible se establecerán medidas preventivas para la reducción / control de los mismos (humedad, calor,…). Se indicaran medidas a llevar a cabo, las cuales se indicarán en el certificado entregado tras la visita: higiene, limpieza, modificación de condiciones ambientales, control residuos,…</text:p>
      <text:p text:style-name="P30">Los métodos químicos serán el principal medio del programa, dado que ofrecen la mayor eficiencia. <text:s/>Se utilizarán productos químicos que ofrezcan la máxima eficacia y la mínima toxicidad, debidamente formulados para las diferentes áreas que se traten.</text:p>
      <text:p text:style-name="P30">Al finalizar la jornada de trabajo, los aplicadores dejarán en las instalaciones los correspondientes partes de trabajo donde se recogerán datos como la clase de productos empleados.</text:p>
      <text:p text:style-name="P16"/>
      <text:p text:style-name="P16"/>
      <text:p text:style-name="P16"/>
      <text:p text:style-name="P34">EVALUACIÓN</text:p>
      <text:p text:style-name="P33"/>
      <text:p text:style-name="P33">Todo Plan de Desratización/Desinsectación/Desinfección requiere de un seguimiento continuado que garantice su eficiencia. El objetivo es detectar y evaluar todos aquellos factores que pudieran modificar la situación inicial del Diagnóstico de Situación, y por tanto, requieren su revisión y control como:</text:p>
      <text:list xml:id="list288085878" text:style-name="WWNum5">
        <text:list-item>
          <text:p text:style-name="P71">Cambios ambientales con incidencia en poblaciones de roedores.</text:p>
        </text:list-item>
        <text:list-item>
          <text:p text:style-name="P71">Nuevas actividades y procesos</text:p>
        </text:list-item>
        <text:list-item>
          <text:p text:style-name="P71">Detección de no conformidad respecto a los niveles de tolerancia establecidos.</text:p>
        </text:list-item>
        <text:list-item>
          <text:p text:style-name="P71">Seguridad química: posible deriva del rodenticida.</text:p>
        </text:list-item>
        <text:list-item>
          <text:p text:style-name="P71">Fallos en el control químico imputables a resistencia.</text:p>
        </text:list-item>
      </text:list>
      <text:p text:style-name="P5"/>
      <text:p text:style-name="P5">Se comprobará por lo tanto la eficacia de los tratamientos llevados a cabo a través de las siguientes actuaciones:</text:p>
      <text:list xml:id="list2867101087" text:style-name="WWNum13">
        <text:list-item>
          <text:p text:style-name="P90">Aumento / disminución de cebos mordidos.</text:p>
        </text:list-item>
        <text:list-item>
          <text:p text:style-name="P90">Aumento / disminución de presencia de insectos: a través de observación visual o muestreadores.</text:p>
        </text:list-item>
        <text:list-item>
          <text:p text:style-name="P90">Control efectivo frente a microorganismos: a través por ejemplo de controles microbiológicos de superficies – aire – agua,…</text:p>
        </text:list-item>
      </text:list>
      <text:p text:style-name="P5"/>
      <text:p text:style-name="P5"/>
      <text:list xml:id="list124652603362579" text:continue-list="list2783519431" text:style-name="WWNum10">
        <text:list-item>
          <text:list>
            <text:list-item>
              <text:h text:style-name="P86" text:outline-level="2">Actuaciones preventivas/correctivas</text:h>
            </text:list-item>
          </text:list>
        </text:list-item>
      </text:list>
      <text:p text:style-name="P4"/>
      <text:p text:style-name="P30">De forma general, hemos de indicar que el procedimiento a llevar a cabo en los tratamientos correctivos seguirá el siguiente protocolo de actuación:</text:p>
      <text:p text:style-name="P30"/>
      <text:list xml:id="list1058058385" text:style-name="WWNum11">
        <text:list-item>
          <text:p text:style-name="P73">Informe de incidencias por parte del aplicador cualificado anotadas en el parte de trabajo.</text:p>
        </text:list-item>
        <text:list-item>
          <text:p text:style-name="P73">Realización del Diagnóstico de Situación, bajo la dirección del Personal Técnico</text:p>
        </text:list-item>
        <text:list-item>
          <text:p text:style-name="P73">Emisión de Certificado de Diagnóstico firmado por el Director Técnico del Programa. </text:p>
        </text:list-item>
        <text:list-item>
          <text:p text:style-name="P73"><text:soft-page-break/>Realización de los tratamientos aconsejados en el certificado de diagnóstico, previa coordinación con el responsable del centro.</text:p>
        </text:list-item>
        <text:list-item>
          <text:p text:style-name="P73">Emisión del certificado del tratamiento firmado por el director técnico del programa</text:p>
        </text:list-item>
      </text:list>
      <text:p text:style-name="P30"/>
      <text:p text:style-name="P2"/>
      <text:p text:style-name="P2"/>
      <text:p text:style-name="P2"/>
      <text:p text:style-name="P2"/>
      <text:p text:style-name="P2"/>
      <text:p text:style-name="P10">En este tipo de actuaciones correctivas, se pueden emplear varias líneas de actuación, en función de los casos, tipos de plagas, etc:</text:p>
      <text:p text:style-name="P10"/>
      <text:p text:style-name="P60">-Cambio de productos químicos a utilizar. En el caso de detectarse una infestación de roedores y para evitar la competencia de alimento, se podrán utilizar productos rodenticidas en formulaciones diferentes a las de bloque parafinado, como es el caso de geles rodenticidas, granulados, líquidos, etc.</text:p>
      <text:p text:style-name="P61">- Aumento en la frecuencia de las revisiones. El consumo de cebo constante es muy importante en el caso de infestaciones por roedores, especialmente por ratones. Si es necesario se aumentaría la frecuencia de la revisión y reposición de cebo hasta que el consumo se detuviera</text:p>
      <text:p text:style-name="P4"/>
      <text:p text:style-name="P4"/>
      <text:p text:style-name="P4"/>
      <text:p text:style-name="P63">4. DOCUMENTACIÓN A ENTREGAR</text:p>
      <text:p text:style-name="P4"/>
      <text:p text:style-name="P33">La documentación mínima que se incluirá dentro del Plan será:</text:p>
      <text:p text:style-name="P33"/>
      <text:list xml:id="list54725658" text:style-name="WWNum6">
        <text:list-item>
          <text:p text:style-name="P72">Protocolos de actuación.</text:p>
        </text:list-item>
        <text:list-item>
          <text:p text:style-name="P72">Registro, autorizaciones, homologaciones, acreditaciones de la empresa así como copia de formación de cada técnico que visite cada centro.</text:p>
        </text:list-item>
        <text:list-item>
          <text:p text:style-name="P72">Fichas de datos de seguridad de los productos químicos que se empleen.</text:p>
        </text:list-item>
        <text:list-item>
          <text:p text:style-name="P72">Certificados de desratización – desinsectación o desinfección realizados (se emitirá cuando se realice el trabajo)</text:p>
        </text:list-item>
        <text:list-item>
          <text:p text:style-name="P72">Localización de los portacebos en plano de la instalación.</text:p>
        </text:list-item>
      </text:list>
      <text:p text:style-name="P4"/>
      <text:p text:style-name="P30">Todas las actuaciones realizadas por nuestra empresa, dentro de las instalaciones del cliente, serán recogidas en los Certificados de Trabajo. Este documento se expide en el momento de realizar los tratamientos y en él se informan de los siguientes datos:</text:p>
      <text:list xml:id="list359571830" text:style-name="WWNum12">
        <text:list-item>
          <text:p text:style-name="P74">Datos empresa cliente</text:p>
        </text:list-item>
        <text:list-item>
          <text:p text:style-name="P91">Datos empresa que realiza los tratamientos</text:p>
        </text:list-item>
        <text:list-item>
          <text:p text:style-name="P74">Fecha del tratamiento</text:p>
        </text:list-item>
        <text:list-item>
          <text:p text:style-name="P74">Tipo de tratamiento</text:p>
        </text:list-item>
        <text:list-item>
          <text:p text:style-name="P74">Zona de realización de los tratamientos</text:p>
        </text:list-item>
        <text:list-item>
          <text:p text:style-name="P74">Especies detectadas</text:p>
        </text:list-item>
        <text:list-item>
          <text:p text:style-name="P91">Valoración del nivel de las especies detectadas</text:p>
        </text:list-item>
        <text:list-item>
          <text:p text:style-name="P74">Producto empleado, plazo de seguridad, etc</text:p>
        </text:list-item>
        <text:list-item>
          <text:p text:style-name="P74">Medidas preventivas a llevar a cabo</text:p>
        </text:list-item>
        <text:list-item>
          <text:p text:style-name="P74">Incidencias detectadas</text:p>
        </text:list-item>
        <text:list-item>
          <text:p text:style-name="P74">Nombre del aplicador</text:p>
        </text:list-item>
        <text:list-item>
          <text:p text:style-name="P74">Firma del aplicador del tratamiento, del responsable técnico de la empresa ejecutora de los tratamientos y del cliente</text:p>
        </text:list-item>
      </text:list>
      <text:p text:style-name="P4"><text:bookmark text:name="_GoBack"/></text:p>
      <text:p text:style-name="P4"><text:soft-page-break/></text:p>
      <text:p text:style-name="P63">5. GARANTÍA DEL SERVICIO</text:p>
      <text:p text:style-name="P4"/>
      <text:p text:style-name="P33">El servicio de Control de Plagas, igualmente establece una garantía de asistencia en caso de detectar cualquier plaga durante la vigencia del contrato y que esta supere el umbral de tolerancia establecido.</text:p>
      <text:p text:style-name="No_20_Spacing"><text:a xlink:type="simple" xlink:href="py3o:///for" text:style-name="Internet_20_link" text:visited-style-name="Visited_20_Internet_20_Link"><text:span text:style-name="T26">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Arial1" svg:font-family="Arial"/>
    <style:font-face style:name="Calibri2" svg:font-family="Calibri"/>
    <style:font-face style:name="Courier New1" svg:font-family="'Courier New'"/>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s" fo:country="ES" style:letter-kerning="false" style:font-name-asian="Calibri3"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es" fo:country="ES" style:letter-kerning="false" style:font-name-asian="Calibri3"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282cm" loext:contextual-spacing="false" fo:line-height="100%" fo:text-align="justify" style:justify-single-word="false" fo:orphans="2" fo:widows="2" style:page-number="auto" style:writing-mode="lr-tb"/>
      <style:text-properties fo:color="#000000" style:font-name="Calibri" fo:font-family="Calibri" style:font-family-generic="roman" style:font-pitch="variable" fo:font-size="12pt" fo:language="es" fo:country="ES" style:letter-kerning="false" style:font-name-asian="Calibri3" style:font-family-asian="Calibri" style:font-family-generic-asian="system" style:font-pitch-asian="variable" style:font-size-asian="10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529cm" fo:margin-bottom="0.071cm" loext:contextual-spacing="false"/>
      <style:text-properties fo:color="#365f91" style:font-name="Cambria" fo:font-family="Cambria" style:font-family-generic="roman" style:font-pitch="variable" fo:font-size="14pt" fo:letter-spacing="0.035cm" fo:font-weight="bold"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071cm" loext:contextual-spacing="false"/>
      <style:text-properties fo:color="#365f91"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3" style:display-name="Heading 3" style:family="paragraph" style:parent-style-name="Standard" style:next-style-name="Standard" style:default-outline-level="3" style:class="text">
      <style:paragraph-properties fo:margin-top="0.353cm" fo:margin-bottom="0.071cm" loext:contextual-spacing="false"/>
      <style:text-properties fo:color="#4f81bd"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Standard" style:default-outline-level="4" style:class="text">
      <style:paragraph-properties fo:margin-top="0.423cm" fo:margin-bottom="0cm" loext:contextual-spacing="false"/>
      <style:text-properties fo:color="#76923c"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style:text-properties fo:color="#76923c" style:font-name="Cambria" fo:font-family="Cambria" style:font-family-generic="roman" style:font-pitch="variable" fo:letter-spacing="0.035cm" fo:font-style="italic" fo:font-weight="bold" style:font-name-asian="Calibri3"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style:text-properties fo:color="#4e6128" style:font-name="Cambria" fo:font-family="Cambria" style:font-family-generic="roman" style:font-pitch="variable" fo:font-size="12pt" fo:letter-spacing="0.018cm"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Standard" style:default-outline-level="7" style:class="text">
      <style:paragraph-properties fo:margin-top="0.353cm" fo:margin-bottom="0cm" loext:contextual-spacing="false"/>
      <style:text-properties fo:color="#4e6128" style:font-name="Cambria" fo:font-family="Cambria" style:font-family-generic="roman" style:font-pitch="variable" fo:font-size="12pt" fo:letter-spacing="0.018cm" fo:font-style="italic" style:font-name-asian="Calibri3"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style:text-properties fo:color="#4f81bd" style:font-name="Cambria" fo:font-family="Cambria" style:font-family-generic="roman" style:font-pitch="variable" fo:letter-spacing="0.018cm"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Heading_20_9" style:display-name="Heading 9" style:family="paragraph" style:parent-style-name="Standard" style:next-style-name="Standard" style:default-outline-level="9" style:class="text">
      <style:paragraph-properties fo:margin-top="0.353cm" fo:margin-bottom="0cm" loext:contextual-spacing="false"/>
      <style:text-properties fo:color="#4f81bd" style:font-name="Cambria" fo:font-family="Cambria" style:font-family-generic="roman" style:font-pitch="variable" fo:letter-spacing="0.018cm" fo:font-style="italic" style:font-name-asian="Calibri3"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No_20_Spacing" style:display-name="No Spacing" style:family="paragraph" style:parent-style-name="Standard" style:default-outline-level="">
      <style:paragraph-properties fo:margin-top="0cm" fo:margin-bottom="0cm" loext:contextual-spacing="false"/>
    </style:style>
    <style:style style:name="Balloon_20_Text" style:display-name="Balloon Text" style:family="paragraph" style:parent-style-name="Standard" style:default-outline-level="">
      <style:paragraph-properties fo:margin-top="0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family="'Courier New'" style:font-family-generic="roman" style:font-pitch="variable" style:font-name-asian="Times New Roman1" style:font-family-asian="'Times New Roman'" style:font-family-generic-asian="system" style:font-pitch-asian="variable" style:language-asian="es" style:country-asian="ES" style:font-name-complex="Courier New2" style:font-family-complex="'Courier New'" style:font-family-generic-complex="system" style:font-pitch-complex="variable" style:font-size-complex="10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Wingdings" fo:font-family="Wingdings" style:font-family-generic="roman" style:font-pitch="variable" fo:font-size="12pt" fo:language="es" fo:country="ES" style:letter-kerning="false" style:font-name-asian="Calibri3" style:font-family-asian="Calibri" style:font-family-generic-asian="system" style:font-pitch-asian="variable" style:font-size-asian="12pt" style:language-asian="en" style:country-asian="US" style:font-name-complex="Wingdings2" style:font-family-complex="Wingdings" style:font-family-generic-complex="system" style:font-pitch-complex="variable" style:font-size-complex="12pt" style:language-complex="ar" style:country-complex="SA"/>
    </style:style>
    <style:style style:name="h2_5f_naranja" style:display-name="h2_naranja" style:family="paragraph" style:parent-style-name="Standard" style:default-outline-level="">
      <style:paragraph-properties fo:margin-top="0.494cm" fo:margin-bottom="0.494cm" loext:contextual-spacing="false" fo:text-align="center" style:justify-single-word="false"/>
      <style:text-properties fo:color="#ff6600" style:font-name="Times New Roman" fo:font-family="'Times New Roman'" style:font-family-generic="roman" style:font-pitch="variable" fo:font-size="10.5pt" fo:font-weight="bold" style:font-name-asian="Times New Roman1" style:font-family-asian="'Times New Roman'" style:font-family-generic-asian="system" style:font-pitch-asian="variable" style:font-size-asian="10.5pt" style:language-asian="es" style:country-asian="ES" style:font-weight-asian="bold" style:font-name-complex="Times New Roman1" style:font-family-complex="'Times New Roman'" style:font-family-generic-complex="system" style:font-pitch-complex="variable" style:font-size-complex="10.5pt" style:font-weight-complex="bold"/>
    </style:style>
    <style:style style:name="textoblanco" style:family="paragraph" style:parent-style-name="Standard" style:default-outline-level="">
      <style:paragraph-properties fo:margin-top="0.494cm" fo:margin-bottom="0.494cm" loext:contextual-spacing="false" fo:text-align="start" style:justify-single-word="false"/>
      <style:text-properties fo:color="#ffffff"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Top_20_of_20_Form" style:display-name="HTML Top of Form" style:family="paragraph" style:parent-style-name="Standard" style:next-style-name="Standard" style:default-outline-level="">
      <style:paragraph-properties fo:margin-top="0cm" fo:margin-bottom="0cm" loext:contextual-spacing="false" fo:text-align="center" style:justify-single-word="false" fo:padding-left="0cm" fo:padding-right="0cm" fo:padding-top="0cm" fo:padding-bottom="0.035cm" fo:border-left="none" fo:border-right="none" fo:border-top="none" fo:border-bottom="0.74pt solid #00000a"/>
      <style:text-properties fo:color="#00000a"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Bottom_20_of_20_Form" style:display-name="HTML Bottom of Form" style:family="paragraph" style:parent-style-name="Standard" style:next-style-name="Standard" style:default-outline-level="">
      <style:paragraph-properties fo:margin-top="0cm" fo:margin-bottom="0cm" loext:contextual-spacing="false" fo:text-align="center" style:justify-single-word="false" fo:padding-left="0cm" fo:padding-right="0cm" fo:padding-top="0.035cm" fo:padding-bottom="0cm" fo:border-left="none" fo:border-right="none" fo:border-top="0.74pt solid #00000a" fo:border-bottom="none"/>
      <style:text-properties fo:color="#00000a"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Plain_20_Text" style:display-name="Plain Text" style:family="paragraph" style:parent-style-name="Standard" style:default-outline-level="">
      <style:paragraph-properties fo:margin-top="0cm" fo:margin-bottom="0cm" loext:contextual-spacing="false" fo:text-align="start" style:justify-single-word="false"/>
      <style:text-properties fo:color="#00000a" fo:font-size="11pt" style:font-name-asian="Calibri3" style:font-family-asian="Calibri" style:font-family-generic-asian="system" style:font-pitch-asian="variable" style:font-size-asian="11pt" style:font-size-complex="10.5pt"/>
    </style:style>
    <style:style style:name="Body_20_Text_20_Indent_20_3" style:display-name="Body Text Indent 3" style:family="paragraph" style:parent-style-name="Standard" style:default-outline-level="">
      <style:paragraph-properties fo:margin-left="0.635cm" fo:margin-right="0cm" fo:margin-top="0cm" fo:margin-bottom="0cm" loext:contextual-spacing="false" fo:text-align="start" style:justify-single-word="false" fo:text-indent="0cm" style:auto-text-indent="false"/>
      <style:text-properties fo:color="#000000" style:font-name="Times New Roman" fo:font-family="'Times New Roman'" style:font-family-generic="roman" style:font-pitch="variable" fo:font-size="11pt" style:rfc-language-tag="es-ES-u-co-trad" fo:language="es" fo:country="ES"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fo:color="#000000" style:font-name="Tahoma" fo:font-family="Tahoma" style:font-family-generic="roman" style:font-pitch="variable" fo:font-size="8pt" style:font-name-asian="Calibri3"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text-properties fo:color="#000000" style:font-name="Calibri" fo:font-family="Calibri" style:font-family-generic="roman" style:font-pitch="variable" fo:font-size="10pt" style:font-name-asian="Calibri3" style:font-family-asian="Calibri" style:font-family-generic-asian="system" style:font-pitch-asian="variable" style:font-size-asian="10pt"/>
    </style:style>
    <style:style style:name="Pie_20_de_20_página_20_Car" style:display-name="Pie de página Car" style:family="text" style:parent-style-name="Default_20_Paragraph_20_Font">
      <style:text-properties fo:color="#000000" style:font-name="Calibri" fo:font-family="Calibri" style:font-family-generic="roman" style:font-pitch="variable" fo:font-size="10pt" style:font-name-asian="Calibri3" style:font-family-asian="Calibri" style:font-family-generic-asian="system" style:font-pitch-asian="variable"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letter-spacing="0.035cm" fo:font-weight="bold"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ítulo_20_4_20_Car" style:display-name="Título 4 Car" style:family="text" style:parent-style-name="Default_20_Paragraph_20_Font">
      <style:text-properties fo:color="#76923c"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ítulo_20_5_20_Car" style:display-name="Título 5 Car" style:family="text" style:parent-style-name="Default_20_Paragraph_20_Font">
      <style:text-properties fo:color="#76923c" style:font-name="Cambria" fo:font-family="Cambria" style:font-family-generic="roman" style:font-pitch="variable" fo:font-size="10pt" fo:letter-spacing="0.035cm" fo:font-style="italic" fo:font-weight="bold" style:font-name-asian="Calibri3" style:font-family-asian="Calibri" style:font-family-generic-asian="system" style:font-pitch-asian="variable" style:font-size-asian="10pt" style:font-style-asian="italic" style:font-weight-asian="bold" style:font-name-complex="DejaVu Sans" style:font-family-complex="'DejaVu Sans'" style:font-family-generic-complex="system" style:font-pitch-complex="variable" style:font-style-complex="italic" style:font-weight-complex="bold"/>
    </style:style>
    <style:style style:name="Título_20_6_20_Car" style:display-name="Título 6 Car" style:family="text" style:parent-style-name="Default_20_Paragraph_20_Font">
      <style:text-properties fo:color="#4e6128" style:font-name="Cambria" fo:font-family="Cambria" style:font-family-generic="roman" style:font-pitch="variable" fo:font-size="12pt" fo:letter-spacing="0.018cm"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7_20_Car" style:display-name="Título 7 Car" style:family="text" style:parent-style-name="Default_20_Paragraph_20_Font">
      <style:text-properties fo:color="#4e6128" style:font-name="Cambria" fo:font-family="Cambria" style:font-family-generic="roman" style:font-pitch="variable" fo:font-size="12pt" fo:letter-spacing="0.018cm" fo:font-style="italic" style:font-name-asian="Calibri3"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Título_20_8_20_Car" style:display-name="Título 8 Car" style:family="text" style:parent-style-name="Default_20_Paragraph_20_Font">
      <style:text-properties fo:color="#4f81bd" style:font-name="Cambria" fo:font-family="Cambria" style:font-family-generic="roman" style:font-pitch="variable" fo:font-size="10pt" fo:letter-spacing="0.018cm" style:font-name-asian="Calibri3" style:font-family-asian="Calibri" style:font-family-generic-asian="system" style:font-pitch-asian="variable" style:font-size-asian="10pt" style:font-name-complex="DejaVu Sans" style:font-family-complex="'DejaVu Sans'" style:font-family-generic-complex="system" style:font-pitch-complex="variable"/>
    </style:style>
    <style:style style:name="Título_20_9_20_Car" style:display-name="Título 9 Car" style:family="text" style:parent-style-name="Default_20_Paragraph_20_Font">
      <style:text-properties fo:color="#4f81bd" style:font-name="Cambria" fo:font-family="Cambria" style:font-family-generic="roman" style:font-pitch="variable" fo:font-size="10pt" fo:letter-spacing="0.018cm" fo:font-style="italic" style:font-name-asian="Calibri3"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tyle-complex="italic"/>
    </style:style>
    <style:style style:name="Emphasis" style:family="text">
      <style:text-properties fo:font-style="italic" style:font-style-asian="italic" style:font-style-complex="italic"/>
    </style:style>
    <style:style style:name="HTML_20_con_20_formato_20_previo_20_Car" style:display-name="HTML con formato previo Car" style:family="text" style:parent-style-name="Default_20_Paragraph_20_Font">
      <style:text-properties fo:color="#000000"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style>
    <style:style style:name="z-Principio_20_del_20_formulario_20_Car" style:display-name="z-Principio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Strong" style:family="text" style:parent-style-name="Default_20_Paragraph_20_Font">
      <style:text-properties fo:font-weight="bold" style:font-weight-asian="bold" style:font-weight-complex="bold"/>
    </style:style>
    <style:style style:name="z-Final_20_del_20_formulario_20_Car" style:display-name="z-Final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Texto_20_sin_20_formato_20_Car" style:display-name="Texto sin formato Car" style:family="text" style:parent-style-name="Default_20_Paragraph_20_Font">
      <style:text-properties style:font-name="Calibri" fo:font-family="Calibri" style:font-family-generic="roman" style:font-pitch="variable" style:font-size-complex="10.5pt"/>
    </style:style>
    <style:style style:name="Sangría_20_3_20_de_20_t._20_independiente_20_Car" style:display-name="Sangría 3 de t. independiente Car" style:family="text" style:parent-style-name="Default_20_Paragraph_20_Font">
      <style:text-properties fo:color="#000000" style:font-name="Times New Roman" fo:font-family="'Times New Roman'" style:font-family-generic="roman" style:font-pitch="variable" style:rfc-language-tag="es-ES-u-co-trad" fo:language="es" fo:country="ES"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fo:font-size="11pt" style:font-name-asian="Times New Roman1" style:font-family-asian="'Times New Roman'" style:font-family-generic-asian="system" style:font-pitch-asian="variable" style:font-size-asian="11pt" style:font-name-complex="Arial2" style:font-family-complex="Aria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fo:font-size="11pt" style:rfc-language-tag="es-ES-u-co-trad" fo:language="es" fo:country="ES" style:font-size-asian="11pt" style:font-name-complex="Calibri3" style:font-family-complex="Calibri" style:font-family-generic-complex="system" style:font-pitch-complex="variable"/>
    </style:style>
    <style:style style:name="ListLabel_20_94" style:display-name="ListLabel 94" style:family="text">
      <style:text-properties style:font-name="Calibri" fo:font-family="Calibri"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95" style:display-name="ListLabel 95" style:family="text"/>
    <style:style style:name="ListLabel_20_96" style:display-name="ListLabel 96" style:family="text">
      <style:text-properties fo:font-size="11pt" style:font-name-complex="Symbol1" style:font-family-complex="Symbol"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Wingdings2" style:font-family-complex="Wingdings"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complex="Wingdings2" style:font-family-complex="Wingdings"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Courier New2" style:font-family-complex="'Courier New'" style:font-family-generic-complex="system" style:font-pitch-complex="variable"/>
    </style:style>
    <style:style style:name="ListLabel_20_104" style:display-name="ListLabel 104" style:family="text">
      <style:text-properties style:font-name-complex="Wingdings2" style:font-family-complex="Wingdings" style:font-family-generic-complex="system" style:font-pitch-complex="variable"/>
    </style:style>
    <style:style style:name="ListLabel_20_105" style:display-name="ListLabel 105" style:family="text">
      <style:text-properties style:font-name="Calibri" fo:font-family="Calibri" style:font-family-generic="roman" style:font-pitch="variable" fo:font-size="11pt" style:font-name-complex="Wingdings2" style:font-family-complex="Wingdings" style:font-family-generic-complex="system" style:font-pitch-complex="variable"/>
    </style:style>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text-properties style:font-name-complex="Wingdings2"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2" style:font-family-complex="'Courier New'" style:font-family-generic-complex="system" style:font-pitch-complex="variable"/>
    </style:style>
    <style:style style:name="ListLabel_20_110" style:display-name="ListLabel 110" style:family="text">
      <style:text-properties style:font-name-complex="Wingdings2"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2" style:font-family-complex="'Courier New'" style:font-family-generic-complex="system" style:font-pitch-complex="variable"/>
    </style:style>
    <style:style style:name="ListLabel_20_113" style:display-name="ListLabel 113" style:family="text">
      <style:text-properties style:font-name-complex="Wingdings2" style:font-family-complex="Wingdings" style:font-family-generic-complex="system" style:font-pitch-complex="variable"/>
    </style:style>
    <style:style style:name="ListLabel_20_114" style:display-name="ListLabel 114" style:family="text">
      <style:text-properties style:font-name="Calibri" fo:font-family="Calibri" style:font-family-generic="roman" style:font-pitch="variable" fo:font-size="11pt" style:font-name-complex="Wingdings2" style:font-family-complex="Wingdings" style:font-family-generic-complex="system" style:font-pitch-complex="variable"/>
    </style:style>
    <style:style style:name="ListLabel_20_115" style:display-name="ListLabel 115" style:family="text">
      <style:text-properties style:font-name-complex="Courier New2" style:font-family-complex="'Courier New'" style:font-family-generic-complex="system" style:font-pitch-complex="variable"/>
    </style:style>
    <style:style style:name="ListLabel_20_116" style:display-name="ListLabel 116" style:family="text">
      <style:text-properties style:font-name-complex="Wingdings2"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2" style:font-family-complex="'Courier New'" style:font-family-generic-complex="system" style:font-pitch-complex="variable"/>
    </style:style>
    <style:style style:name="ListLabel_20_119" style:display-name="ListLabel 119" style:family="text">
      <style:text-properties style:font-name-complex="Wingdings2"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text-properties style:font-name-complex="Wingdings2" style:font-family-complex="Wingdings" style:font-family-generic-complex="system" style:font-pitch-complex="variable"/>
    </style:style>
    <style:style style:name="ListLabel_20_123" style:display-name="ListLabel 123" style:family="text">
      <style:text-properties style:font-name="Calibri" fo:font-family="Calibri" style:font-family-generic="roman" style:font-pitch="variable" fo:font-size="11pt" style:font-name-complex="Wingdings2" style:font-family-complex="Wingdings" style:font-family-generic-complex="system" style:font-pitch-complex="variable"/>
    </style:style>
    <style:style style:name="ListLabel_20_124" style:display-name="ListLabel 124" style:family="text">
      <style:text-properties style:font-name-complex="Courier New2" style:font-family-complex="'Courier New'" style:font-family-generic-complex="system" style:font-pitch-complex="variable"/>
    </style:style>
    <style:style style:name="ListLabel_20_125" style:display-name="ListLabel 125" style:family="text">
      <style:text-properties style:font-name-complex="Wingdings2" style:font-family-complex="Wingdings"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text-properties style:font-name-complex="Courier New2" style:font-family-complex="'Courier New'" style:font-family-generic-complex="system" style:font-pitch-complex="variable"/>
    </style:style>
    <style:style style:name="ListLabel_20_128" style:display-name="ListLabel 128" style:family="text">
      <style:text-properties style:font-name-complex="Wingdings2" style:font-family-complex="Wingdings"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Courier New2" style:font-family-complex="'Courier New'" style:font-family-generic-complex="system" style:font-pitch-complex="variable"/>
    </style:style>
    <style:style style:name="ListLabel_20_131" style:display-name="ListLabel 131" style:family="text">
      <style:text-properties style:font-name-complex="Wingdings2" style:font-family-complex="Wingdings" style:font-family-generic-complex="system" style:font-pitch-complex="variable"/>
    </style:style>
    <style:style style:name="ListLabel_20_132" style:display-name="ListLabel 132" style:family="text">
      <style:text-properties style:font-name="Calibri" fo:font-family="Calibri" style:font-family-generic="roman" style:font-pitch="variable" fo:font-size="11pt" fo:font-weight="bold" style:font-name-complex="Wingdings2" style:font-family-complex="Wingdings"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34" style:display-name="ListLabel 134" style:family="text">
      <style:text-properties style:font-name-complex="Wingdings2" style:font-family-complex="Wingdings"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text-properties style:font-name-complex="Courier New2" style:font-family-complex="'Courier New'" style:font-family-generic-complex="system" style:font-pitch-complex="variable"/>
    </style:style>
    <style:style style:name="ListLabel_20_137" style:display-name="ListLabel 137" style:family="text">
      <style:text-properties style:font-name-complex="Wingdings2" style:font-family-complex="Wingdings" style:font-family-generic-complex="system" style:font-pitch-complex="variable"/>
    </style:style>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Courier New2" style:font-family-complex="'Courier New'" style:font-family-generic-complex="system" style:font-pitch-complex="variable"/>
    </style:style>
    <style:style style:name="ListLabel_20_140" style:display-name="ListLabel 140" style:family="text">
      <style:text-properties style:font-name-complex="Wingdings2" style:font-family-complex="Wingdings" style:font-family-generic-complex="system" style:font-pitch-complex="variable"/>
    </style:style>
    <style:style style:name="ListLabel_20_141" style:display-name="ListLabel 141" style:family="text">
      <style:text-properties style:font-name="Calibri" fo:font-family="Calibri" style:font-family-generic="roman" style:font-pitch="variable" fo:font-size="11pt" fo:font-weight="bold" style:font-name-complex="Wingdings2" style:font-family-complex="Wingdings" style:font-family-generic-complex="system" style:font-pitch-complex="variable"/>
    </style:style>
    <style:style style:name="ListLabel_20_142" style:display-name="ListLabel 142" style:family="text">
      <style:text-properties style:font-name-complex="Courier New2" style:font-family-complex="'Courier New'" style:font-family-generic-complex="system" style:font-pitch-complex="variable"/>
    </style:style>
    <style:style style:name="ListLabel_20_143" style:display-name="ListLabel 143" style:family="text">
      <style:text-properties style:font-name-complex="Wingdings2" style:font-family-complex="Wingdings"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Courier New2" style:font-family-complex="'Courier New'" style:font-family-generic-complex="system" style:font-pitch-complex="variable"/>
    </style:style>
    <style:style style:name="ListLabel_20_146" style:display-name="ListLabel 146" style:family="text">
      <style:text-properties style:font-name-complex="Wingdings2" style:font-family-complex="Wingdings" style:font-family-generic-complex="system" style:font-pitch-complex="variable"/>
    </style:style>
    <style:style style:name="ListLabel_20_147" style:display-name="ListLabel 147" style:family="text">
      <style:text-properties style:font-name-complex="Symbol1" style:font-family-complex="Symbol" style:font-family-generic-complex="system" style:font-pitch-complex="variable"/>
    </style:style>
    <style:style style:name="ListLabel_20_148" style:display-name="ListLabel 148" style:family="text">
      <style:text-properties style:font-name-complex="Courier New2" style:font-family-complex="'Courier New'" style:font-family-generic-complex="system" style:font-pitch-complex="variable"/>
    </style:style>
    <style:style style:name="ListLabel_20_149" style:display-name="ListLabel 149" style:family="text">
      <style:text-properties style:font-name-complex="Wingdings2" style:font-family-complex="Wingdings" style:font-family-generic-complex="system" style:font-pitch-complex="variable"/>
    </style:style>
    <style:style style:name="ListLabel_20_150" style:display-name="ListLabel 150" style:family="text">
      <style:text-properties style:font-name="Calibri" fo:font-family="Calibri" style:font-family-generic="roman" style:font-pitch="variable" fo:font-size="11pt" style:font-size-asian="11pt" style:font-name-complex="Arial2" style:font-family-complex="Arial" style:font-family-generic-complex="system" style:font-pitch-complex="variable"/>
    </style:style>
    <style:style style:name="ListLabel_20_151" style:display-name="ListLabel 151" style:family="text">
      <style:text-properties style:font-name-complex="Courier New2" style:font-family-complex="'Courier New'" style:font-family-generic-complex="system" style:font-pitch-complex="variable"/>
    </style:style>
    <style:style style:name="ListLabel_20_152" style:display-name="ListLabel 152" style:family="text">
      <style:text-properties style:font-name-complex="Wingdings2" style:font-family-complex="Wingdings"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Courier New2" style:font-family-complex="'Courier New'" style:font-family-generic-complex="system" style:font-pitch-complex="variable"/>
    </style:style>
    <style:style style:name="ListLabel_20_155" style:display-name="ListLabel 155" style:family="text">
      <style:text-properties style:font-name-complex="Wingdings2" style:font-family-complex="Wingdings"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Courier New2" style:font-family-complex="'Courier New'" style:font-family-generic-complex="system" style:font-pitch-complex="variable"/>
    </style:style>
    <style:style style:name="ListLabel_20_158" style:display-name="ListLabel 158" style:family="text">
      <style:text-properties style:font-name-complex="Wingdings2" style:font-family-complex="Wingdings" style:font-family-generic-complex="system" style:font-pitch-complex="variable"/>
    </style:style>
    <style:style style:name="ListLabel_20_159" style:display-name="ListLabel 159" style:family="text">
      <style:text-properties style:font-name-complex="DejaVu Sans" style:font-family-complex="'DejaVu Sans'" style:font-family-generic-complex="system" style:font-pitch-complex="variable"/>
    </style:style>
    <style:style style:name="ListLabel_20_160" style:display-name="ListLabel 160" style:family="text">
      <style:text-properties style:font-name-complex="Courier New2" style:font-family-complex="'Courier New'" style:font-family-generic-complex="system" style:font-pitch-complex="variable"/>
    </style:style>
    <style:style style:name="ListLabel_20_161" style:display-name="ListLabel 161" style:family="text">
      <style:text-properties style:font-name-complex="Wingdings2" style:font-family-complex="Wingdings" style:font-family-generic-complex="system" style:font-pitch-complex="variable"/>
    </style:style>
    <style:style style:name="ListLabel_20_162" style:display-name="ListLabel 162" style:family="text">
      <style:text-properties style:font-name-complex="Symbol1" style:font-family-complex="Symbol" style:font-family-generic-complex="system" style:font-pitch-complex="variable"/>
    </style:style>
    <style:style style:name="ListLabel_20_163" style:display-name="ListLabel 163" style:family="text">
      <style:text-properties style:font-name-complex="Courier New2" style:font-family-complex="'Courier New'" style:font-family-generic-complex="system" style:font-pitch-complex="variable"/>
    </style:style>
    <style:style style:name="ListLabel_20_164" style:display-name="ListLabel 164" style:family="text">
      <style:text-properties style:font-name-complex="Wingdings2" style:font-family-complex="Wingdings"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Courier New2" style:font-family-complex="'Courier New'" style:font-family-generic-complex="system" style:font-pitch-complex="variable"/>
    </style:style>
    <style:style style:name="ListLabel_20_167" style:display-name="ListLabel 167" style:family="text">
      <style:text-properties style:font-name-complex="Wingdings2" style:font-family-complex="Wingdings" style:font-family-generic-complex="system" style:font-pitch-complex="variable"/>
    </style:style>
    <style:style style:name="ListLabel_20_168" style:display-name="ListLabel 168" style:family="text">
      <style:text-properties fo:font-size="11pt" style:rfc-language-tag="es-ES-u-co-trad" fo:language="es" fo:country="ES" style:font-size-asian="11pt" style:font-name-complex="Calibri3" style:font-family-complex="Calibri" style:font-family-generic-complex="system" style:font-pitch-complex="variable"/>
    </style:style>
    <style:style style:name="ListLabel_20_169" style:display-name="ListLabel 169" style:family="text">
      <style:text-properties fo:font-size="12pt" style:font-size-asian="12pt" style:font-name-complex="Arial2" style:font-family-complex="Arial" style:font-family-generic-complex="system" style:font-pitch-complex="variable" style:font-size-complex="12pt"/>
    </style:style>
    <style:style style:name="ListLabel_20_170" style:display-name="ListLabel 17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text:start-value="3">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list-level-position-and-space-mode="label-alignment">
          <style:list-level-label-alignment text:label-followed-by="listtab" fo:margin-left="1.27cm"/>
        </style:list-level-properties>
      </text:outline-level-style>
      <text:outline-level-style text:level="3" style:num-suffix="." style:num-format="1">
        <style:list-level-properties text:list-level-position-and-space-mode="label-alignment">
          <style:list-level-label-alignment text:label-followed-by="listtab" fo:margin-left="2.54cm"/>
        </style:list-level-properties>
      </text:outline-level-style>
      <text:outline-level-style text:level="4" style:num-suffix=")" style:num-format="a" style:num-letter-sync="true">
        <style:list-level-properties text:list-level-position-and-space-mode="label-alignment">
          <style:list-level-label-alignment text:label-followed-by="listtab" fo:margin-left="3.81cm"/>
        </style:list-level-properties>
      </text:outline-level-style>
      <text:outline-level-style text:level="5" style:num-prefix="(" style:num-suffix=")" style:num-format="1">
        <style:list-level-properties text:list-level-position-and-space-mode="label-alignment">
          <style:list-level-label-alignment text:label-followed-by="listtab" fo:margin-left="5.08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margin-left="6.35cm"/>
        </style:list-level-properties>
      </text:outline-level-style>
      <text:outline-level-style text:level="7" style:num-prefix="(" style:num-suffix=")" style:num-format="i">
        <style:list-level-properties text:list-level-position-and-space-mode="label-alignment">
          <style:list-level-label-alignment text:label-followed-by="listtab" fo:margin-left="7.6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margin-left="8.89cm"/>
        </style:list-level-properties>
      </text:outline-level-style>
      <text:outline-level-style text:level="9" style:num-prefix="(" style:num-suffix=")" style:num-format="i">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text:start-value="3">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9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9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0"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0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0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0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0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0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0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0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9"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1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1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1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14"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1"/>
      </text:list-level-style-bullet>
      <text:list-level-style-bullet text:level="2" text:style-name="ListLabel_20_115" style:num-suffix="o"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ListLabel_20_116"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1"/>
      </text:list-level-style-bullet>
      <text:list-level-style-bullet text:level="4" text:style-name="ListLabel_20_117"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ListLabel_20_118" style:num-suffix="o"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ListLabel_20_119"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1"/>
      </text:list-level-style-bullet>
      <text:list-level-style-bullet text:level="7" text:style-name="ListLabel_20_12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ListLabel_20_121" style:num-suffix="o"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ListLabel_20_12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2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7"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2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2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30"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3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32"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3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4"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7"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0"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4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4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4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4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4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ListLabel_20_15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5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5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5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5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5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57"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5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59"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1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6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64"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7"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_20_Spacing">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51cm" fo:margin-bottom="0.59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48cm" fo:margin-left="0cm" fo:margin-right="0cm" fo:margin-bottom="1.647cm" style:dynamic-spacing="true"/>
      </style:header-style>
      <style:footer-style>
        <style:header-footer-properties fo:min-height="0.91cm" fo:margin-left="0cm" fo:margin-right="0cm" fo:margin-top="0.81cm" style:dynamic-spacing="true"/>
      </style:footer-style>
    </style:page-layout>
  </office:automatic-styles>
  <office:master-styles>
    <style:master-page style:name="Standard" style:page-layout-name="Mpm1">
      <style:header>
        <text:p text:style-name="Header"><draw:frame draw:style-name="Mfr1" draw:name="Imagen 23" text:anchor-type="as-char" svg:width="5.417cm" svg:height="0.979cm" draw:z-index="11"><draw:image xlink:href="Pictures/100002010000019F0000004B2D9E29F60F0E55C1.png" xlink:type="simple" xlink:show="embed" xlink:actuate="onLoad" loext:mime-type="image/png"/><svg:desc>Resultado de imagen de LIMPERGAL</svg:desc></draw:frame></text:p>
      </style:header>
      <style:footer>
        <text:p text:style-name="MP1">LIMPERGAL S.L.</text:p>
        <text:p text:style-name="MP2"><text:s text:c="56"/><text:a xlink:type="simple" xlink:href="http://www.limpergal.com/" text:style-name="ListLabel_20_170" text:visited-style-name="ListLabel_20_170"><text:span text:style-name="Internet_20_link">http://www.limpergal.com/</text:span></text:a> <text:s text:c="42"/><text:tab/><text:page-number text:select-page="current">13</text:page-number></text:p>
      </style:footer>
    </style:master-page>
    <style:master-page style:name="First_20_Page" style:display-name="First Page" style:page-layout-name="Mpm1" style:next-style-name="Standard">
      <style:header>
        <text:p text:style-name="Header"><draw:frame draw:style-name="Mfr1" draw:name="Imagen 24" text:anchor-type="as-char" svg:width="5.417cm" svg:height="0.979cm" draw:z-index="12"><draw:image xlink:href="Pictures/100002010000019F0000004B2D9E29F60F0E55C1.png" xlink:type="simple" xlink:show="embed" xlink:actuate="onLoad" loext:mime-type="image/png"/><svg:desc>Resultado de imagen de LIMPERGAL</svg:desc></draw:frame></text:p>
      </style:header>
      <style:footer>
        <text:p text:style-name="MP3"/>
        <text:p text:style-name="MP1">LIMPERGAL S.L.</text:p>
        <text:p text:style-name="MP2"><text:s text:c="57"/><text:a xlink:type="simple" xlink:href="http://www.limpergal.com/" text:style-name="ListLabel_20_170" text:visited-style-name="ListLabel_20_170"><text:span text:style-name="Internet_20_link">http://www.limpergal.com/</text:span></text:a> <text:s text:c="42"/><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2T16:31:00</meta:creation-date>
    <meta:initial-creator>FTF</meta:initial-creator>
    <dc:language>es-ES</dc:language>
    <dc:date>2018-10-19T12:46:51.981814499</dc:date>
    <meta:editing-cycles>302</meta:editing-cycles>
    <dc:subject>NOMBRE DEL CLIENTE</dc:subject>
    <dc:title>PROTOCOLO DE ACTUACIÓN Y DE MANTENIMIENTO PARA EL CONTROL Y PREVENCIÓN DE LEGIONELLA EN SISTEMAS DE AGUA INTERIOR SANITARIA, SEGÚN RD. 865/2003, de 4 de Julio,  por el que se establecen los criterios higiénico-sanitarios para la prevención y control de la Legionella</dc:title>
    <meta:editing-duration>P2DT8H55M</meta:editing-duration>
    <meta:generator>LibreOffice/6.0.3.2$Linux_X86_64 LibreOffice_project/00m0$Build-2</meta:generator>
    <meta:document-statistic meta:table-count="11" meta:image-count="2" meta:object-count="0" meta:page-count="13" meta:paragraph-count="228" meta:word-count="3649" meta:character-count="25000" meta:non-whitespace-character-count="21374"/>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